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 style:master-page-name="Standard">
      <style:table-properties style:width="10.1208in" fo:margin-left="-0.0035in" fo:margin-top="0in" fo:margin-bottom="0in" style:page-number="auto" table:align="left" style:writing-mode="lr-tb"/>
    </style:style>
    <style:style style:name="Table2.A" style:family="table-column">
      <style:table-column-properties style:column-width="0.6528in"/>
    </style:style>
    <style:style style:name="Table2.B" style:family="table-column">
      <style:table-column-properties style:column-width="2.5931in"/>
    </style:style>
    <style:style style:name="Table2.C" style:family="table-column">
      <style:table-column-properties style:column-width="1.0632in"/>
    </style:style>
    <style:style style:name="Table2.D" style:family="table-column">
      <style:table-column-properties style:column-width="2.8181in"/>
    </style:style>
    <style:style style:name="Table2.E" style:family="table-column">
      <style:table-column-properties style:column-width="2.9938in"/>
    </style:style>
    <style:style style:name="Table2.1" style:family="table-row">
      <style:table-row-properties style:min-row-height="0.2757in" fo:keep-together="auto"/>
    </style:style>
    <style:style style:name="Table2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2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.5" style:family="table-row">
      <style:table-row-properties style:min-row-height="0.1965in" fo:keep-together="auto"/>
    </style:style>
    <style:style style:name="Table2.6" style:family="table-row">
      <style:table-row-properties style:min-row-height="0.5382in" fo:keep-together="auto"/>
    </style:style>
    <style:style style:name="Table2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2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2.D6" style:family="table-cell">
      <style:table-cell-properties style:vertical-align="bottom" fo:padding-left="0.0785in" fo:padding-right="0.075in" fo:padding-top="0in" fo:padding-bottom="0in" fo:border-left="1.5pt solid #00000a" fo:border-right="none" fo:border-top="0.5pt solid #00000a" fo:border-bottom="0.5pt solid #00000a"/>
    </style:style>
    <style:style style:name="Table2.7" style:family="table-row">
      <style:table-row-properties style:min-row-height="1.0986in" fo:keep-together="auto"/>
    </style:style>
    <style:style style:name="Table2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2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2.D7" style:family="table-cell">
      <style:table-cell-properties style:vertical-align="middle" fo:padding-left="0.0785in" fo:padding-right="0.075in" fo:padding-top="0in" fo:padding-bottom="0in" fo:border-left="1.5pt solid #00000a" fo:border-right="none" fo:border-top="0.5pt solid #00000a" fo:border-bottom="0.5pt solid #00000a"/>
    </style:style>
    <style:style style:name="Table2.8" style:family="table-row">
      <style:table-row-properties style:row-height="0.7889in" fo:keep-together="auto"/>
    </style:style>
    <style:style style:name="Table2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2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2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2.D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none" fo:border-top="0.5pt solid #00000a" fo:border-bottom="0.5pt solid #00000a">
        <style:background-image/>
      </style:table-cell-properties>
    </style:style>
    <style:style style:name="Table2.9" style:family="table-row">
      <style:table-row-properties style:min-row-height="0.7785in" fo:keep-together="auto"/>
    </style:style>
    <style:style style:name="Table2.10" style:family="table-row">
      <style:table-row-properties style:min-row-height="0.8715in" fo:keep-together="auto"/>
    </style:style>
    <style:style style:name="Table1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0.9847in"/>
    </style:style>
    <style:style style:name="Table1.B" style:family="table-column">
      <style:table-column-properties style:column-width="4.134in"/>
    </style:style>
    <style:style style:name="Table1.C" style:family="table-column">
      <style:table-column-properties style:column-width="1.1806in"/>
    </style:style>
    <style:style style:name="Table1.D" style:family="table-column">
      <style:table-column-properties style:column-width="4.234in"/>
    </style:style>
    <style:style style:name="Table1.1" style:family="table-row">
      <style:table-row-properties style:min-row-height="0.2757in" fo:keep-together="auto"/>
    </style:style>
    <style:style style:name="Table1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1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.5" style:family="table-row">
      <style:table-row-properties style:min-row-height="0.1965in" fo:keep-together="auto"/>
    </style:style>
    <style:style style:name="Table1.6" style:family="table-row">
      <style:table-row-properties style:min-row-height="0.5382in" fo:keep-together="auto"/>
    </style:style>
    <style:style style:name="Table1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.7" style:family="table-row">
      <style:table-row-properties style:min-row-height="0.9688in" fo:keep-together="auto"/>
    </style:style>
    <style:style style:name="Table1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.8" style:family="table-row">
      <style:table-row-properties style:row-height="1.1035in" fo:keep-together="auto"/>
    </style:style>
    <style:style style:name="Table1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1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1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1.9" style:family="table-row">
      <style:table-row-properties style:min-row-height="0.7785in" fo:keep-together="auto"/>
    </style:style>
    <style:style style:name="Table1.10" style:family="table-row">
      <style:table-row-properties style:min-row-height="0.8125in" fo:keep-together="auto"/>
    </style:style>
    <style:style style:name="Table3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3.A" style:family="table-column">
      <style:table-column-properties style:column-width="0.9847in"/>
    </style:style>
    <style:style style:name="Table3.B" style:family="table-column">
      <style:table-column-properties style:column-width="4.134in"/>
    </style:style>
    <style:style style:name="Table3.C" style:family="table-column">
      <style:table-column-properties style:column-width="1.1806in"/>
    </style:style>
    <style:style style:name="Table3.D" style:family="table-column">
      <style:table-column-properties style:column-width="4.234in"/>
    </style:style>
    <style:style style:name="Table3.1" style:family="table-row">
      <style:table-row-properties style:min-row-height="0.2757in" fo:keep-together="auto"/>
    </style:style>
    <style:style style:name="Table3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.5" style:family="table-row">
      <style:table-row-properties style:min-row-height="0.1965in" fo:keep-together="auto"/>
    </style:style>
    <style:style style:name="Table3.6" style:family="table-row">
      <style:table-row-properties style:min-row-height="0.5382in" fo:keep-together="auto"/>
    </style:style>
    <style:style style:name="Table3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3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7" style:family="table-row">
      <style:table-row-properties style:min-row-height="0.9688in" fo:keep-together="auto"/>
    </style:style>
    <style:style style:name="Table3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3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3.8" style:family="table-row">
      <style:table-row-properties style:row-height="1.1035in" fo:keep-together="auto"/>
    </style:style>
    <style:style style:name="Table3.A8" style:family="table-cell">
      <style:table-cell-properties style:vertical-align="middle" fo:background-color="transparent" fo:padding-left="0.0785in" fo:padding-right="0.075in" fo:padding-top="0in" fo:padding-bottom="0in" fo:border="0.5pt solid #00000a">
        <style:background-image/>
      </style:table-cell-properties>
    </style:style>
    <style:style style:name="Table3.B8" style:family="table-cell">
      <style:table-cell-properties style:vertical-align="middle" fo:background-color="transparent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3.C8" style:family="table-cell">
      <style:table-cell-properties style:vertical-align="middle" fo:background-color="transparent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3.9" style:family="table-row">
      <style:table-row-properties style:min-row-height="0.7785in" fo:keep-together="auto"/>
    </style:style>
    <style:style style:name="Table3.10" style:family="table-row">
      <style:table-row-properties style:min-row-height="1in" fo:keep-together="auto"/>
    </style:style>
    <style:style style:name="Table4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4.A" style:family="table-column">
      <style:table-column-properties style:column-width="0.9847in"/>
    </style:style>
    <style:style style:name="Table4.B" style:family="table-column">
      <style:table-column-properties style:column-width="4.134in"/>
    </style:style>
    <style:style style:name="Table4.C" style:family="table-column">
      <style:table-column-properties style:column-width="1.1806in"/>
    </style:style>
    <style:style style:name="Table4.D" style:family="table-column">
      <style:table-column-properties style:column-width="4.234in"/>
    </style:style>
    <style:style style:name="Table4.1" style:family="table-row">
      <style:table-row-properties style:min-row-height="0.2757in" fo:keep-together="auto"/>
    </style:style>
    <style:style style:name="Table4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4.5" style:family="table-row">
      <style:table-row-properties style:min-row-height="0.1965in" fo:keep-together="auto"/>
    </style:style>
    <style:style style:name="Table4.6" style:family="table-row">
      <style:table-row-properties style:min-row-height="0.5382in" fo:keep-together="auto"/>
    </style:style>
    <style:style style:name="Table4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4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4.7" style:family="table-row">
      <style:table-row-properties style:min-row-height="0.9688in" fo:keep-together="auto"/>
    </style:style>
    <style:style style:name="Table4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4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4.8" style:family="table-row">
      <style:table-row-properties style:row-height="1.1035in" fo:keep-together="auto"/>
    </style:style>
    <style:style style:name="Table4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4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4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4.9" style:family="table-row">
      <style:table-row-properties style:min-row-height="0.7785in" fo:keep-together="auto"/>
    </style:style>
    <style:style style:name="Table4.10" style:family="table-row">
      <style:table-row-properties style:min-row-height="1in" fo:keep-together="auto"/>
    </style:style>
    <style:style style:name="Table5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5.A" style:family="table-column">
      <style:table-column-properties style:column-width="0.9847in"/>
    </style:style>
    <style:style style:name="Table5.B" style:family="table-column">
      <style:table-column-properties style:column-width="4.134in"/>
    </style:style>
    <style:style style:name="Table5.C" style:family="table-column">
      <style:table-column-properties style:column-width="1.1806in"/>
    </style:style>
    <style:style style:name="Table5.D" style:family="table-column">
      <style:table-column-properties style:column-width="4.234in"/>
    </style:style>
    <style:style style:name="Table5.1" style:family="table-row">
      <style:table-row-properties style:min-row-height="0.2757in" fo:keep-together="auto"/>
    </style:style>
    <style:style style:name="Table5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5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5.5" style:family="table-row">
      <style:table-row-properties style:min-row-height="0.1965in" fo:keep-together="auto"/>
    </style:style>
    <style:style style:name="Table5.6" style:family="table-row">
      <style:table-row-properties style:min-row-height="0.5382in" fo:keep-together="auto"/>
    </style:style>
    <style:style style:name="Table5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5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5.7" style:family="table-row">
      <style:table-row-properties style:min-row-height="0.9688in" fo:keep-together="auto"/>
    </style:style>
    <style:style style:name="Table5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5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5.8" style:family="table-row">
      <style:table-row-properties style:row-height="1.1035in" fo:keep-together="auto"/>
    </style:style>
    <style:style style:name="Table5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5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5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5.9" style:family="table-row">
      <style:table-row-properties style:min-row-height="0.7785in" fo:keep-together="auto"/>
    </style:style>
    <style:style style:name="Table5.10" style:family="table-row">
      <style:table-row-properties style:min-row-height="1in" fo:keep-together="auto"/>
    </style:style>
    <style:style style:name="Table6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6.A" style:family="table-column">
      <style:table-column-properties style:column-width="0.9847in"/>
    </style:style>
    <style:style style:name="Table6.B" style:family="table-column">
      <style:table-column-properties style:column-width="4.134in"/>
    </style:style>
    <style:style style:name="Table6.C" style:family="table-column">
      <style:table-column-properties style:column-width="1.1806in"/>
    </style:style>
    <style:style style:name="Table6.D" style:family="table-column">
      <style:table-column-properties style:column-width="4.234in"/>
    </style:style>
    <style:style style:name="Table6.1" style:family="table-row">
      <style:table-row-properties style:min-row-height="0.2757in" fo:keep-together="auto"/>
    </style:style>
    <style:style style:name="Table6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6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6.5" style:family="table-row">
      <style:table-row-properties style:min-row-height="0.1965in" fo:keep-together="auto"/>
    </style:style>
    <style:style style:name="Table6.6" style:family="table-row">
      <style:table-row-properties style:min-row-height="0.5382in" fo:keep-together="auto"/>
    </style:style>
    <style:style style:name="Table6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6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6.7" style:family="table-row">
      <style:table-row-properties style:min-row-height="0.9688in" fo:keep-together="auto"/>
    </style:style>
    <style:style style:name="Table6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6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6.8" style:family="table-row">
      <style:table-row-properties style:row-height="1.1035in" fo:keep-together="auto"/>
    </style:style>
    <style:style style:name="Table6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6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6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6.9" style:family="table-row">
      <style:table-row-properties style:min-row-height="0.7785in" fo:keep-together="auto"/>
    </style:style>
    <style:style style:name="Table6.10" style:family="table-row">
      <style:table-row-properties style:min-row-height="1in" fo:keep-together="auto"/>
    </style:style>
    <style:style style:name="Table7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7.A" style:family="table-column">
      <style:table-column-properties style:column-width="0.9847in"/>
    </style:style>
    <style:style style:name="Table7.B" style:family="table-column">
      <style:table-column-properties style:column-width="4.134in"/>
    </style:style>
    <style:style style:name="Table7.C" style:family="table-column">
      <style:table-column-properties style:column-width="1.1806in"/>
    </style:style>
    <style:style style:name="Table7.D" style:family="table-column">
      <style:table-column-properties style:column-width="4.234in"/>
    </style:style>
    <style:style style:name="Table7.1" style:family="table-row">
      <style:table-row-properties style:min-row-height="0.2757in" fo:keep-together="auto"/>
    </style:style>
    <style:style style:name="Table7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7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7.5" style:family="table-row">
      <style:table-row-properties style:min-row-height="0.1965in" fo:keep-together="auto"/>
    </style:style>
    <style:style style:name="Table7.6" style:family="table-row">
      <style:table-row-properties style:min-row-height="0.5382in" fo:keep-together="auto"/>
    </style:style>
    <style:style style:name="Table7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7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7.7" style:family="table-row">
      <style:table-row-properties style:min-row-height="0.9688in" fo:keep-together="auto"/>
    </style:style>
    <style:style style:name="Table7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7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7.8" style:family="table-row">
      <style:table-row-properties style:row-height="1.1035in" fo:keep-together="auto"/>
    </style:style>
    <style:style style:name="Table7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7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7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7.9" style:family="table-row">
      <style:table-row-properties style:min-row-height="0.7785in" fo:keep-together="auto"/>
    </style:style>
    <style:style style:name="Table7.10" style:family="table-row">
      <style:table-row-properties style:min-row-height="1in" fo:keep-together="auto"/>
    </style:style>
    <style:style style:name="Table8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8.A" style:family="table-column">
      <style:table-column-properties style:column-width="0.9847in"/>
    </style:style>
    <style:style style:name="Table8.B" style:family="table-column">
      <style:table-column-properties style:column-width="4.134in"/>
    </style:style>
    <style:style style:name="Table8.C" style:family="table-column">
      <style:table-column-properties style:column-width="1.1806in"/>
    </style:style>
    <style:style style:name="Table8.D" style:family="table-column">
      <style:table-column-properties style:column-width="4.234in"/>
    </style:style>
    <style:style style:name="Table8.1" style:family="table-row">
      <style:table-row-properties style:min-row-height="0.2757in" fo:keep-together="auto"/>
    </style:style>
    <style:style style:name="Table8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8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8.5" style:family="table-row">
      <style:table-row-properties style:min-row-height="0.1965in" fo:keep-together="auto"/>
    </style:style>
    <style:style style:name="Table8.6" style:family="table-row">
      <style:table-row-properties style:min-row-height="0.5382in" fo:keep-together="auto"/>
    </style:style>
    <style:style style:name="Table8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8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8.7" style:family="table-row">
      <style:table-row-properties style:min-row-height="0.9688in" fo:keep-together="auto"/>
    </style:style>
    <style:style style:name="Table8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8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8.8" style:family="table-row">
      <style:table-row-properties style:row-height="1.1035in" fo:keep-together="auto"/>
    </style:style>
    <style:style style:name="Table8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8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8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8.9" style:family="table-row">
      <style:table-row-properties style:min-row-height="0.7785in" fo:keep-together="auto"/>
    </style:style>
    <style:style style:name="Table8.10" style:family="table-row">
      <style:table-row-properties style:min-row-height="1in" fo:keep-together="auto"/>
    </style:style>
    <style:style style:name="Table9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9.A" style:family="table-column">
      <style:table-column-properties style:column-width="0.9847in"/>
    </style:style>
    <style:style style:name="Table9.B" style:family="table-column">
      <style:table-column-properties style:column-width="4.134in"/>
    </style:style>
    <style:style style:name="Table9.C" style:family="table-column">
      <style:table-column-properties style:column-width="1.1806in"/>
    </style:style>
    <style:style style:name="Table9.D" style:family="table-column">
      <style:table-column-properties style:column-width="4.234in"/>
    </style:style>
    <style:style style:name="Table9.1" style:family="table-row">
      <style:table-row-properties style:min-row-height="0.2757in" fo:keep-together="auto"/>
    </style:style>
    <style:style style:name="Table9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9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9.5" style:family="table-row">
      <style:table-row-properties style:min-row-height="0.1965in" fo:keep-together="auto"/>
    </style:style>
    <style:style style:name="Table9.6" style:family="table-row">
      <style:table-row-properties style:min-row-height="0.5382in" fo:keep-together="auto"/>
    </style:style>
    <style:style style:name="Table9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9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9.7" style:family="table-row">
      <style:table-row-properties style:min-row-height="0.9688in" fo:keep-together="auto"/>
    </style:style>
    <style:style style:name="Table9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9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9.8" style:family="table-row">
      <style:table-row-properties style:row-height="1.1035in" fo:keep-together="auto"/>
    </style:style>
    <style:style style:name="Table9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9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9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9.9" style:family="table-row">
      <style:table-row-properties style:min-row-height="0.7785in" fo:keep-together="auto"/>
    </style:style>
    <style:style style:name="Table9.10" style:family="table-row">
      <style:table-row-properties style:min-row-height="1in" fo:keep-together="auto"/>
    </style:style>
    <style:style style:name="Table10" style:family="table" style:master-page-name="Standard">
      <style:table-properties style:width="10.5333in" fo:margin-left="-0.0035in" fo:margin-top="0in" fo:margin-bottom="0in" style:page-number="auto" table:align="left" style:writing-mode="lr-tb"/>
    </style:style>
    <style:style style:name="Table10.A" style:family="table-column">
      <style:table-column-properties style:column-width="0.9847in"/>
    </style:style>
    <style:style style:name="Table10.B" style:family="table-column">
      <style:table-column-properties style:column-width="4.134in"/>
    </style:style>
    <style:style style:name="Table10.C" style:family="table-column">
      <style:table-column-properties style:column-width="1.1806in"/>
    </style:style>
    <style:style style:name="Table10.D" style:family="table-column">
      <style:table-column-properties style:column-width="4.234in"/>
    </style:style>
    <style:style style:name="Table10.1" style:family="table-row">
      <style:table-row-properties style:min-row-height="0.2757in" fo:keep-together="auto"/>
    </style:style>
    <style:style style:name="Table10.A1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10.C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10.5" style:family="table-row">
      <style:table-row-properties style:min-row-height="0.1965in" fo:keep-together="auto"/>
    </style:style>
    <style:style style:name="Table10.6" style:family="table-row">
      <style:table-row-properties style:min-row-height="0.5382in" fo:keep-together="auto"/>
    </style:style>
    <style:style style:name="Table10.B6" style:family="table-cell">
      <style:table-cell-properties style:vertical-align="bottom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0.C6" style:family="table-cell">
      <style:table-cell-properties style:vertical-align="bottom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0.7" style:family="table-row">
      <style:table-row-properties style:min-row-height="0.9688in" fo:keep-together="auto"/>
    </style:style>
    <style:style style:name="Table10.B7" style:family="table-cell">
      <style:table-cell-properties style:vertical-align="middle" fo:padding-left="0.0785in" fo:padding-right="0.075in" fo:padding-top="0in" fo:padding-bottom="0in" fo:border-left="none" fo:border-right="1.5pt solid #00000a" fo:border-top="0.5pt solid #00000a" fo:border-bottom="0.5pt solid #00000a"/>
    </style:style>
    <style:style style:name="Table10.C7" style:family="table-cell">
      <style:table-cell-properties style:vertical-align="middle" fo:padding-left="0.0785in" fo:padding-right="0.075in" fo:padding-top="0in" fo:padding-bottom="0in" fo:border-left="1.5pt solid #00000a" fo:border-right="0.5pt solid #00000a" fo:border-top="0.5pt solid #00000a" fo:border-bottom="0.5pt solid #00000a"/>
    </style:style>
    <style:style style:name="Table10.8" style:family="table-row">
      <style:table-row-properties style:row-height="1.1035in" fo:keep-together="auto"/>
    </style:style>
    <style:style style:name="Table10.A8" style:family="table-cell">
      <style:table-cell-properties style:vertical-align="middle" fo:background-color="#f2f2f2" fo:padding-left="0.0785in" fo:padding-right="0.075in" fo:padding-top="0in" fo:padding-bottom="0in" fo:border="0.5pt solid #00000a">
        <style:background-image/>
      </style:table-cell-properties>
    </style:style>
    <style:style style:name="Table10.B8" style:family="table-cell">
      <style:table-cell-properties style:vertical-align="middle" fo:background-color="#f2f2f2" fo:padding-left="0.0785in" fo:padding-right="0.075in" fo:padding-top="0in" fo:padding-bottom="0in" fo:border-left="none" fo:border-right="1.5pt solid #00000a" fo:border-top="0.5pt solid #00000a" fo:border-bottom="0.5pt solid #00000a">
        <style:background-image/>
      </style:table-cell-properties>
    </style:style>
    <style:style style:name="Table10.C8" style:family="table-cell">
      <style:table-cell-properties style:vertical-align="middle" fo:background-color="#f2f2f2" fo:padding-left="0.0785in" fo:padding-right="0.075in" fo:padding-top="0in" fo:padding-bottom="0in" fo:border-left="1.5pt solid #00000a" fo:border-right="0.5pt solid #00000a" fo:border-top="0.5pt solid #00000a" fo:border-bottom="0.5pt solid #00000a">
        <style:background-image/>
      </style:table-cell-properties>
    </style:style>
    <style:style style:name="Table10.9" style:family="table-row">
      <style:table-row-properties style:min-row-height="0.7785in" fo:keep-together="auto"/>
    </style:style>
    <style:style style:name="Table10.10" style:family="table-row">
      <style:table-row-properties style:min-row-height="1in" fo:keep-together="auto"/>
    </style:style>
    <style:style style:name="P1" style:family="paragraph" style:parent-style-name="Standard">
      <style:paragraph-properties>
        <style:tab-stops>
          <style:tab-stop style:position="1.9925in"/>
        </style:tab-stops>
      </style:paragraph-properties>
      <style:text-properties style:font-name="Arial1" fo:font-size="16pt" fo:font-weight="bold" officeooo:paragraph-rsid="00016a66" style:font-size-asian="16pt" style:font-weight-asian="bold" style:font-name-complex="Arial2" style:font-size-complex="16pt"/>
    </style:style>
    <style:style style:name="P2" style:family="paragraph" style:parent-style-name="Standard">
      <style:paragraph-properties>
        <style:tab-stops>
          <style:tab-stop style:position="1.9925in"/>
        </style:tab-stops>
      </style:paragraph-properties>
      <style:text-properties style:font-name="Arial1" fo:font-size="16pt" fo:font-weight="bold" officeooo:paragraph-rsid="0001e403" style:font-size-asian="16pt" style:font-weight-asian="bold" style:font-name-complex="Arial2" style:font-size-complex="16pt"/>
    </style:style>
    <style:style style:name="P3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paragraph-rsid="00016a66" style:font-size-asian="16pt" style:font-weight-asian="bold" style:font-size-complex="8pt"/>
    </style:style>
    <style:style style:name="P4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paragraph-rsid="0001e403" style:font-size-asian="16pt" style:font-weight-asian="bold" style:font-size-complex="8pt"/>
    </style:style>
    <style:style style:name="P5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1844f9" officeooo:paragraph-rsid="00016a66" style:font-size-asian="16pt" style:font-weight-asian="bold" style:font-size-complex="8pt"/>
    </style:style>
    <style:style style:name="P6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1844f9" officeooo:paragraph-rsid="0001e403" style:font-size-asian="16pt" style:font-weight-asian="bold" style:font-size-complex="8pt"/>
    </style:style>
    <style:style style:name="P7" style:family="paragraph" style:parent-style-name="Standard">
      <style:paragraph-properties>
        <style:tab-stops>
          <style:tab-stop style:position="0.4173in"/>
          <style:tab-stop style:position="1.9925in"/>
        </style:tab-stops>
      </style:paragraph-properties>
      <style:text-properties style:font-name="Arial1" fo:font-size="16pt" fo:font-weight="bold" officeooo:rsid="00039ffb" officeooo:paragraph-rsid="00039ffb" style:font-size-asian="16pt" style:font-weight-asian="bold" style:font-size-complex="8pt"/>
    </style:style>
    <style:style style:name="P8" style:family="paragraph" style:parent-style-name="Standard">
      <style:paragraph-properties>
        <style:tab-stops>
          <style:tab-stop style:position="2.3409in"/>
        </style:tab-stops>
      </style:paragraph-properties>
      <style:text-properties style:font-name="Arial1" fo:font-size="8pt" officeooo:paragraph-rsid="00016a66" style:font-size-asian="8pt" style:font-size-complex="8pt"/>
    </style:style>
    <style:style style:name="P9" style:family="paragraph" style:parent-style-name="Standard">
      <style:paragraph-properties>
        <style:tab-stops>
          <style:tab-stop style:position="2.3409in"/>
        </style:tab-stops>
      </style:paragraph-properties>
      <style:text-properties style:font-name="Arial1" fo:font-size="8pt" officeooo:paragraph-rsid="0001e403" style:font-size-asian="8pt" style:font-size-complex="8pt"/>
    </style:style>
    <style:style style:name="P10" style:family="paragraph" style:parent-style-name="Standard">
      <style:paragraph-properties>
        <style:tab-stops>
          <style:tab-stop style:position="2.361in"/>
        </style:tab-stops>
      </style:paragraph-properties>
      <style:text-properties style:font-name="Arial1" fo:font-size="8pt" officeooo:paragraph-rsid="00016a66" style:font-size-asian="8pt" style:font-size-complex="8pt"/>
    </style:style>
    <style:style style:name="P11" style:family="paragraph" style:parent-style-name="Standard">
      <style:paragraph-properties>
        <style:tab-stops>
          <style:tab-stop style:position="2.361in"/>
        </style:tab-stops>
      </style:paragraph-properties>
      <style:text-properties style:font-name="Arial1" fo:font-size="8pt" officeooo:paragraph-rsid="0001e403" style:font-size-asian="8pt" style:font-size-complex="8pt"/>
    </style:style>
    <style:style style:name="P12" style:family="paragraph" style:parent-style-name="Standard">
      <style:text-properties style:font-name="Arial1" fo:font-size="8pt" officeooo:paragraph-rsid="00016a66" style:font-size-asian="8pt" style:font-size-complex="8pt"/>
    </style:style>
    <style:style style:name="P13" style:family="paragraph" style:parent-style-name="Standard">
      <style:text-properties style:font-name="Arial1" fo:font-size="8pt" officeooo:paragraph-rsid="0001e403" style:font-size-asian="8pt" style:font-size-complex="8pt"/>
    </style:style>
    <style:style style:name="P14" style:family="paragraph" style:parent-style-name="Standard">
      <style:text-properties style:font-name="Arial1" fo:font-size="8pt" officeooo:rsid="00034897" officeooo:paragraph-rsid="00034897" style:font-size-asian="8pt" style:font-size-complex="8pt"/>
    </style:style>
    <style:style style:name="P15" style:family="paragraph" style:parent-style-name="Standard">
      <style:text-properties style:font-name="Arial1" fo:font-size="8pt" officeooo:rsid="00039ffb" officeooo:paragraph-rsid="00039ffb" style:font-size-asian="8pt" style:font-size-complex="8pt"/>
    </style:style>
    <style:style style:name="P16" style:family="paragraph" style:parent-style-name="Standard">
      <style:text-properties style:font-name="Arial1" fo:font-size="10pt" fo:font-weight="bold" officeooo:paragraph-rsid="00016a66" style:font-size-asian="10pt" style:font-weight-asian="bold" style:font-size-complex="10pt"/>
    </style:style>
    <style:style style:name="P17" style:family="paragraph" style:parent-style-name="Standard">
      <style:text-properties style:font-name="Arial1" fo:font-size="10pt" fo:font-weight="bold" officeooo:paragraph-rsid="0001e403" style:font-size-asian="10pt" style:font-weight-asian="bold" style:font-size-complex="10pt"/>
    </style:style>
    <style:style style:name="P18" style:family="paragraph" style:parent-style-name="Standard">
      <style:paragraph-properties fo:text-align="end" style:justify-single-word="false">
        <style:tab-stops>
          <style:tab-stop style:position="2.3409in"/>
        </style:tab-stops>
      </style:paragraph-properties>
      <style:text-properties officeooo:paragraph-rsid="00016a66"/>
    </style:style>
    <style:style style:name="P19" style:family="paragraph" style:parent-style-name="Standard">
      <style:paragraph-properties fo:text-align="end" style:justify-single-word="false">
        <style:tab-stops>
          <style:tab-stop style:position="2.3409in"/>
        </style:tab-stops>
      </style:paragraph-properties>
      <style:text-properties officeooo:paragraph-rsid="0001e403"/>
    </style:style>
    <style:style style:name="P20" style:family="paragraph" style:parent-style-name="Standard">
      <style:paragraph-properties>
        <style:tab-stops>
          <style:tab-stop style:position="0.4173in"/>
          <style:tab-stop style:position="1.6972in"/>
        </style:tab-stops>
      </style:paragraph-properties>
      <style:text-properties officeooo:paragraph-rsid="00016a66"/>
    </style:style>
    <style:style style:name="P21" style:family="paragraph" style:parent-style-name="Standard">
      <style:paragraph-properties>
        <style:tab-stops>
          <style:tab-stop style:position="0.4173in"/>
          <style:tab-stop style:position="1.6972in"/>
        </style:tab-stops>
      </style:paragraph-properties>
      <style:text-properties officeooo:paragraph-rsid="0001e403"/>
    </style:style>
    <style:style style:name="P22" style:family="paragraph" style:parent-style-name="Standard">
      <style:paragraph-properties>
        <style:tab-stops>
          <style:tab-stop style:position="2.3409in"/>
        </style:tab-stops>
      </style:paragraph-properties>
      <style:text-properties officeooo:paragraph-rsid="00016a66"/>
    </style:style>
    <style:style style:name="P23" style:family="paragraph" style:parent-style-name="Standard">
      <style:paragraph-properties>
        <style:tab-stops>
          <style:tab-stop style:position="2.3409in"/>
        </style:tab-stops>
      </style:paragraph-properties>
      <style:text-properties officeooo:paragraph-rsid="0001e403"/>
    </style:style>
    <style:style style:name="P24" style:family="paragraph" style:parent-style-name="Standard">
      <style:text-properties fo:color="#000000" style:font-name="Arial1" fo:font-size="10pt" officeooo:paragraph-rsid="00016a66" style:font-size-asian="10pt" style:font-size-complex="10pt"/>
    </style:style>
    <style:style style:name="P25" style:family="paragraph" style:parent-style-name="Standard">
      <style:text-properties fo:color="#000000" style:font-name="Arial1" fo:font-size="10pt" officeooo:paragraph-rsid="0001e403" style:font-size-asian="10pt" style:font-size-complex="10pt"/>
    </style:style>
    <style:style style:name="P26" style:family="paragraph" style:parent-style-name="Standard">
      <style:text-properties fo:color="#000000" style:font-name="Arial1" fo:font-size="10pt" officeooo:rsid="00194b11" officeooo:paragraph-rsid="00016a66" style:font-size-asian="10pt" style:font-size-complex="10pt"/>
    </style:style>
    <style:style style:name="P27" style:family="paragraph" style:parent-style-name="Standard">
      <style:text-properties fo:color="#000000" style:font-name="Arial1" fo:font-size="10pt" officeooo:rsid="00194b11" officeooo:paragraph-rsid="0001e403" style:font-size-asian="10pt" style:font-size-complex="10pt"/>
    </style:style>
    <style:style style:name="P28" style:family="paragraph" style:parent-style-name="Standard">
      <style:text-properties fo:color="#000000" style:font-name="Arial1" fo:font-size="10pt" officeooo:rsid="0007e9ed" officeooo:paragraph-rsid="0007e9ed" style:font-size-asian="10pt" style:font-size-complex="10pt"/>
    </style:style>
    <style:style style:name="P29" style:family="paragraph" style:parent-style-name="Standard">
      <style:text-properties fo:color="#000000" style:font-name="Arial1" fo:font-size="10pt" officeooo:rsid="00194b11" officeooo:paragraph-rsid="00016a66" fo:background-color="transparent" style:font-size-asian="10pt" style:font-size-complex="10pt"/>
    </style:style>
    <style:style style:name="P30" style:family="paragraph" style:parent-style-name="Standard">
      <loext:graphic-properties draw:fill="none" draw:fill-color="#ffffff"/>
      <style:paragraph-properties fo:background-color="transparent"/>
      <style:text-properties fo:color="#000000" style:font-name="Arial1" fo:font-size="10pt" officeooo:rsid="00194b11" officeooo:paragraph-rsid="00016a66" fo:background-color="transparent" style:font-size-asian="10pt" style:font-size-complex="10pt"/>
    </style:style>
    <style:style style:name="P31" style:family="paragraph" style:parent-style-name="Standard">
      <style:text-properties fo:color="#000000" style:font-name="Arial1" fo:font-size="10pt" officeooo:rsid="00194b11" officeooo:paragraph-rsid="0001e403" fo:background-color="transparent" style:font-size-asian="10pt" style:font-size-complex="10pt"/>
    </style:style>
    <style:style style:name="P32" style:family="paragraph" style:parent-style-name="Standard">
      <style:text-properties fo:color="#000000" style:font-name="Arial1" fo:font-size="10pt" officeooo:paragraph-rsid="00016a66" fo:background-color="transparent" style:font-size-asian="10pt" style:font-size-complex="10pt"/>
    </style:style>
    <style:style style:name="P33" style:family="paragraph" style:parent-style-name="Standard">
      <style:text-properties fo:color="#000000" style:font-name="Arial1" fo:font-size="10pt" officeooo:paragraph-rsid="0001e403" fo:background-color="transparent" style:font-size-asian="10pt" style:font-size-complex="10pt"/>
    </style:style>
    <style:style style:name="P34" style:family="paragraph" style:parent-style-name="Standard">
      <style:text-properties fo:color="#000000" style:font-name="Arial1" fo:font-size="10pt" officeooo:rsid="0006c887" officeooo:paragraph-rsid="0006c887" fo:background-color="transparent" style:font-size-asian="10pt" style:font-size-complex="10pt"/>
    </style:style>
    <style:style style:name="P35" style:family="paragraph" style:parent-style-name="Standard">
      <style:text-properties fo:color="#000000" style:font-name="Arial1" fo:font-size="8pt" officeooo:rsid="00034897" officeooo:paragraph-rsid="00034897" fo:background-color="transparent" style:font-size-asian="8pt" style:font-size-complex="8pt"/>
    </style:style>
    <style:style style:name="P36" style:family="paragraph" style:parent-style-name="Standard">
      <style:text-properties fo:color="#000000" style:font-name="Arial1" fo:font-size="8pt" officeooo:rsid="0006c887" officeooo:paragraph-rsid="0006c887" fo:background-color="transparent" style:font-size-asian="8pt" style:font-size-complex="8pt"/>
    </style:style>
    <style:style style:name="P37" style:family="paragraph" style:parent-style-name="Standard">
      <style:text-properties fo:color="#00b050" style:font-name="Arial1" fo:font-size="10pt" officeooo:paragraph-rsid="00016a66" style:font-size-asian="10pt" style:font-size-complex="10pt"/>
    </style:style>
    <style:style style:name="P38" style:family="paragraph" style:parent-style-name="Standard">
      <style:text-properties fo:color="#00b050" style:font-name="Arial1" fo:font-size="10pt" officeooo:paragraph-rsid="0001e403" style:font-size-asian="10pt" style:font-size-complex="10pt"/>
    </style:style>
    <style:style style:name="P39" style:family="paragraph" style:parent-style-name="Standard">
      <style:text-properties officeooo:paragraph-rsid="00016a66"/>
    </style:style>
    <style:style style:name="P40" style:family="paragraph" style:parent-style-name="Standard">
      <loext:graphic-properties draw:fill="none" draw:fill-color="#ffffff"/>
      <style:paragraph-properties fo:background-color="transparent"/>
      <style:text-properties officeooo:paragraph-rsid="00016a66"/>
    </style:style>
    <style:style style:name="P41" style:family="paragraph" style:parent-style-name="Standard">
      <style:text-properties officeooo:paragraph-rsid="0001e403"/>
    </style:style>
    <style:style style:name="P42" style:family="paragraph" style:parent-style-name="Standard">
      <style:text-properties officeooo:paragraph-rsid="00034897"/>
    </style:style>
    <style:style style:name="P43" style:family="paragraph" style:parent-style-name="Standard">
      <style:text-properties officeooo:paragraph-rsid="00039ffb"/>
    </style:style>
    <style:style style:name="P44" style:family="paragraph" style:parent-style-name="Standard">
      <style:text-properties officeooo:rsid="0006c887" officeooo:paragraph-rsid="0006c887"/>
    </style:style>
    <style:style style:name="P45" style:family="paragraph" style:parent-style-name="Standard">
      <style:text-properties officeooo:paragraph-rsid="0006c887"/>
    </style:style>
    <style:style style:name="P46" style:family="paragraph" style:parent-style-name="Standard">
      <style:text-properties officeooo:paragraph-rsid="00097d71"/>
    </style:style>
    <style:style style:name="P47" style:family="paragraph" style:parent-style-name="Standard">
      <style:text-properties officeooo:rsid="00097d71" officeooo:paragraph-rsid="00097d71"/>
    </style:style>
    <style:style style:name="P48" style:family="paragraph" style:parent-style-name="Standard">
      <style:text-properties style:font-name="Arial1" fo:font-size="8pt" officeooo:rsid="0006c887" officeooo:paragraph-rsid="0006c887" style:font-size-asian="8pt" style:font-size-complex="8pt"/>
    </style:style>
    <style:style style:name="P49" style:family="paragraph" style:parent-style-name="Standard">
      <style:text-properties style:font-name="Arial1" fo:font-size="8pt" officeooo:rsid="00097d71" officeooo:paragraph-rsid="00097d71" style:font-size-asian="8pt" style:font-size-complex="8pt"/>
    </style:style>
    <style:style style:name="P50" style:family="paragraph" style:parent-style-name="Standard">
      <style:text-properties style:font-name="Arial1" fo:font-size="10pt" fo:font-weight="bold" officeooo:rsid="000c9c7a" officeooo:paragraph-rsid="000c9c7a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1" fo:font-size="10pt" officeooo:paragraph-rsid="00016a66" style:font-size-asian="10pt" style:font-size-complex="10pt"/>
    </style:style>
    <style:style style:name="P52" style:family="paragraph" style:parent-style-name="Standard">
      <style:text-properties fo:color="#00b050" style:font-name="Arial1" fo:font-size="10pt" officeooo:paragraph-rsid="00016a66" style:font-size-asian="10pt" style:font-size-complex="10pt"/>
    </style:style>
    <style:style style:name="P53" style:family="paragraph" style:parent-style-name="Standard">
      <style:text-properties officeooo:paragraph-rsid="00016a66"/>
    </style:style>
    <style:style style:name="P54" style:family="paragraph" style:parent-style-name="Standard">
      <loext:graphic-properties draw:fill="none" draw:fill-color="#ffffff"/>
      <style:paragraph-properties fo:background-color="transparent"/>
      <style:text-properties officeooo:paragraph-rsid="00016a66"/>
    </style:style>
    <style:style style:name="P55" style:family="paragraph" style:parent-style-name="Standard">
      <style:text-properties fo:color="#000000" style:font-name="Arial1" fo:font-size="10pt" officeooo:rsid="00034897" officeooo:paragraph-rsid="00034897" fo:background-color="transparent" style:font-size-asian="10pt" style:font-size-complex="10pt"/>
    </style:style>
    <style:style style:name="P56" style:family="paragraph" style:parent-style-name="Standard">
      <loext:graphic-properties draw:fill="none" draw:fill-color="#ffffff"/>
      <style:paragraph-properties fo:background-color="transparent"/>
      <style:text-properties fo:color="#000000" style:font-name="Arial1" fo:font-size="10pt" officeooo:rsid="00034897" officeooo:paragraph-rsid="000c9c7a" fo:background-color="transparent" style:font-size-asian="10pt" style:font-size-complex="10pt"/>
    </style:style>
    <style:style style:name="T1" style:family="text">
      <style:text-properties style:font-name="Arial1" fo:font-size="8pt" style:font-size-asian="8pt" style:font-name-complex="Arial2" style:font-size-complex="8pt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8pt" officeooo:rsid="001844f9" style:font-size-asian="8pt" style:font-size-complex="8pt"/>
    </style:style>
    <style:style style:name="T4" style:family="text">
      <style:text-properties style:font-name="Arial1" fo:font-size="8pt" officeooo:rsid="00194b11" style:font-size-asian="8pt" style:font-size-complex="8pt"/>
    </style:style>
    <style:style style:name="T5" style:family="text">
      <style:text-properties style:font-name="Arial1" fo:font-size="8pt" officeooo:rsid="00034897" style:font-size-asian="8pt" style:font-size-complex="8pt"/>
    </style:style>
    <style:style style:name="T6" style:family="text">
      <style:text-properties style:font-name="Arial1" fo:font-size="8pt" officeooo:rsid="00039ffb" style:font-size-asian="8pt" style:font-size-complex="8pt"/>
    </style:style>
    <style:style style:name="T7" style:family="text">
      <style:text-properties style:font-name="Arial1" fo:font-size="8pt" officeooo:rsid="0006c887" style:font-size-asian="8pt" style:font-size-complex="8pt"/>
    </style:style>
    <style:style style:name="T8" style:family="text">
      <style:text-properties style:font-name="Arial1" fo:font-size="8pt" officeooo:rsid="00097d71" style:font-size-asian="8pt" style:font-size-complex="8pt"/>
    </style:style>
    <style:style style:name="T9" style:family="text">
      <style:text-properties style:font-name="Arial1" fo:font-size="8pt" officeooo:rsid="0009d372" style:font-size-asian="8pt" style:font-size-complex="8pt"/>
    </style:style>
    <style:style style:name="T10" style:family="text">
      <style:text-properties style:font-name="Arial1" fo:font-size="8pt" fo:font-weight="bold" style:font-size-asian="8pt" style:font-weight-asian="bold" style:font-name-complex="Arial2" style:font-size-complex="8pt"/>
    </style:style>
    <style:style style:name="T11" style:family="text">
      <style:text-properties style:font-name="Arial1" fo:font-size="8pt" fo:font-weight="bold" officeooo:rsid="001844f9" style:font-size-asian="8pt" style:font-weight-asian="bold" style:font-name-complex="Arial2" style:font-size-complex="8pt"/>
    </style:style>
    <style:style style:name="T12" style:family="text">
      <style:text-properties style:font-name="Arial1" fo:font-size="8pt" fo:font-weight="bold" officeooo:rsid="0001e403" style:font-size-asian="8pt" style:font-weight-asian="bold" style:font-name-complex="Arial2" style:font-size-complex="8pt"/>
    </style:style>
    <style:style style:name="T13" style:family="text">
      <style:text-properties style:font-name="Arial1" fo:font-size="8pt" fo:font-weight="bold" officeooo:rsid="001844f9" style:font-size-asian="8pt" style:font-weight-asian="bold" style:font-size-complex="8pt"/>
    </style:style>
    <style:style style:name="T14" style:family="text">
      <style:text-properties style:font-name="Arial1" fo:font-size="10pt" officeooo:rsid="00039ffb" style:font-size-asian="10pt" style:font-size-complex="10pt"/>
    </style:style>
    <style:style style:name="T15" style:family="text">
      <style:text-properties style:font-name="Arial1" fo:font-size="10pt" officeooo:rsid="001313c2" style:font-size-asian="10pt" style:font-size-complex="10pt"/>
    </style:style>
    <style:style style:name="T16" style:family="text">
      <style:text-properties style:font-name="Arial1" fo:font-size="10pt" officeooo:rsid="0014e870" style:font-size-asian="10pt" style:font-size-complex="10pt"/>
    </style:style>
    <style:style style:name="T17" style:family="text">
      <style:text-properties style:font-name="Arial1" fo:font-size="10pt" officeooo:rsid="00159554" style:font-size-asian="10pt" style:font-size-complex="10pt"/>
    </style:style>
    <style:style style:name="T18" style:family="text">
      <style:text-properties style:font-name="Arial1" fo:font-size="10pt" officeooo:rsid="001741db" style:font-size-asian="10pt" style:font-size-complex="10pt"/>
    </style:style>
    <style:style style:name="T19" style:family="text">
      <style:text-properties style:font-name="Arial1" fo:font-size="10pt" officeooo:rsid="0006c887" style:font-size-asian="8.75pt" style:font-size-complex="10pt"/>
    </style:style>
    <style:style style:name="T20" style:family="text">
      <style:text-properties style:font-name="Arial1" fo:font-size="10pt" officeooo:rsid="00097d71" style:font-size-asian="8.75pt" style:font-size-complex="10pt"/>
    </style:style>
    <style:style style:name="T21" style:family="text">
      <style:text-properties officeooo:rsid="001844f9"/>
    </style:style>
    <style:style style:name="T22" style:family="text">
      <style:text-properties fo:color="#00b050" style:font-name="Arial1" fo:font-size="10pt" style:font-size-asian="10pt" style:font-size-complex="10pt"/>
    </style:style>
    <style:style style:name="T23" style:family="text">
      <style:text-properties fo:color="#000000" style:font-name="Arial1" fo:font-size="10pt" style:font-size-asian="10pt" style:font-size-complex="10pt"/>
    </style:style>
    <style:style style:name="T24" style:family="text">
      <style:text-properties fo:color="#000000" style:font-name="Arial1" fo:font-size="10pt" officeooo:rsid="00194b11" style:font-size-asian="10pt" style:font-size-complex="10pt"/>
    </style:style>
    <style:style style:name="T25" style:family="text">
      <style:text-properties style:use-window-font-color="true" style:font-name="Arial1" fo:font-size="10pt" officeooo:rsid="00034897" fo:background-color="transparent" loext:char-shading-value="0" style:font-size-asian="10pt" style:font-size-complex="10pt"/>
    </style:style>
    <style:style style:name="T26" style:family="text">
      <style:text-properties style:use-window-font-color="true" style:font-name="Arial1" fo:font-size="10pt" officeooo:rsid="000d6c92" fo:background-color="transparent" loext:char-shading-value="0" style:font-size-asian="10pt" style:font-size-complex="10pt"/>
    </style:style>
    <style:style style:name="T27" style:family="text">
      <style:text-properties style:use-window-font-color="true" style:font-name="Arial1" fo:font-size="10pt" officeooo:rsid="000ee11e" fo:background-color="transparent" loext:char-shading-value="0" style:font-size-asian="10pt" style:font-size-complex="10pt"/>
    </style:style>
    <style:style style:name="T28" style:family="text">
      <style:text-properties style:use-window-font-color="true" style:font-name="Arial1" fo:font-size="10pt" officeooo:rsid="0010593f" fo:background-color="transparent" loext:char-shading-value="0" style:font-size-asian="10pt" style:font-size-complex="10pt"/>
    </style:style>
    <style:style style:name="T29" style:family="text">
      <style:text-properties style:use-window-font-color="true" style:font-name="Arial1" fo:font-size="10pt" style:font-size-asian="10pt" style:font-size-complex="10pt"/>
    </style:style>
    <style:style style:name="T30" style:family="text">
      <style:text-properties style:use-window-font-color="true" style:font-name="Arial1" fo:font-size="10pt" officeooo:rsid="0006c887" style:font-size-asian="10pt" style:font-size-complex="10pt"/>
    </style:style>
    <style:style style:name="T31" style:family="text">
      <style:text-properties style:use-window-font-color="true" officeooo:rsid="000c9c7a"/>
    </style:style>
    <style:style style:name="T32" style:family="text">
      <style:text-properties officeooo:rsid="00039ffb"/>
    </style:style>
    <style:style style:name="T33" style:family="text">
      <style:text-properties officeooo:rsid="0007e9ed"/>
    </style:style>
    <style:style style:name="T34" style:family="text">
      <style:text-properties officeooo:rsid="00097d71"/>
    </style:style>
    <style:style style:name="T35" style:family="text">
      <style:text-properties officeooo:rsid="000c9c7a"/>
    </style:style>
    <style:style style:name="T36" style:family="text">
      <style:text-properties fo:font-weight="bold" style:font-weight-asian="bold"/>
    </style:style>
    <style:style style:name="T37" style:family="text">
      <style:text-properties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table:number-columns-spanned="2" office:value-type="string">
            <text:p text:style-name="P1">ARBEITSPLAN / ARBEITSJOURNAL IPA</text:p>
          </table:table-cell>
          <table:covered-table-cell/>
          <table:table-cell table:style-name="Table2.C1" table:number-rows-spanned="2" table:number-columns-spanned="3" office:value-type="string">
            <text:p text:style-name="P18"><text:span text:style-name="T1">Nummer Kandidatin/Kandidat <text:tab/></text:span><field:fieldmark-start text:name="__Fieldmark__2853_1363125330" field:type="vnd.oasis.opendocument.field.FORMTEXT"/><text:span text:style-name="T11">U_19044</text:span><field:fieldmark-end/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3">Planen der Arbeit<text:line-break/><text:span text:style-name="T21">Erarbeitung des Zeitplans</text:span></text:p>
            <text:p text:style-name="P5">Einrichtung der Arbeitsumgebung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20"><text:span text:style-name="T2">Name, Vorname<text:tab/></text:span><field:fieldmark-start text:name="__Fieldmark__2870_1363125330" field:type="vnd.oasis.opendocument.field.FORMTEXT"/><text:span text:style-name="T13">Habelt, William</text:span><field:fieldmark-end/></text:p>
          </table:table-cell>
          <table:covered-table-cell/>
          <table:table-cell table:style-name="Table2.A1" table:number-columns-spanned="3" office:value-type="string">
            <text:p text:style-name="P22"><text:span text:style-name="T2">IPA-verantwortliche Fachkraft<text:tab/></text:span><field:fieldmark-start text:name="__Fieldmark__2880_1363125330" field:type="vnd.oasis.opendocument.field.FORMTEXT"/><text:span text:style-name="T2">     </text:span><field:fieldmark-end/>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2" office:value-type="string">
            <text:p text:style-name="P20"><text:span text:style-name="T2">Ort </text:span><text:span text:style-name="T10"><text:s/></text:span><field:fieldmark-start text:name="__Fieldmark__2892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2901_1363125330" field:type="vnd.oasis.opendocument.field.FORMTEXT"/><text:span text:style-name="T11">08.05.2017</text:span><field:fieldmark-end/></text:p>
          </table:table-cell>
          <table:covered-table-cell/>
          <table:table-cell table:style-name="Table2.A1" table:number-columns-spanned="3" office:value-type="string">
            <text:p text:style-name="P8">Unterschrift Kandidatin/Kandidat<text:tab/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5" office:value-type="string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1" office:value-type="string">
            <text:p text:style-name="P16">Zeitplanung</text:p>
          </table:table-cell>
          <table:table-cell table:style-name="Table2.B6" office:value-type="string">
            <text:p text:style-name="P16">Aufgaben</text:p>
          </table:table-cell>
          <table:table-cell table:style-name="Table2.C6" office:value-type="string">
            <text:p text:style-name="P16">Zeitlicher Ablauf</text:p>
          </table:table-cell>
          <table:table-cell table:style-name="Table2.D6" office:value-type="string">
            <text:p text:style-name="P50">Erfolge/Misserfolge</text:p>
          </table:table-cell>
          <table:table-cell table:style-name="Table2.C6" office:value-type="string">
            <text:p text:style-name="P51"><text:span text:style-name="T36">Bemerkungen</text:span></text:p>
          </table:table-cell>
        </table:table-row>
        <table:table-row table:style-name="Table2.7">
          <table:table-cell table:style-name="Table2.C1" office:value-type="string">
            <text:p text:style-name="P39"><field:fieldmark-start text:name="__Fieldmark__2933_1363125330" field:type="vnd.oasis.opendocument.field.FORMTEXT"/><text:span text:style-name="T3">08:</text:span><text:span text:style-name="T4">00-10:00</text:span><field:fieldmark-end/></text:p>
          </table:table-cell>
          <table:table-cell table:style-name="Table2.B7" office:value-type="string">
            <text:p text:style-name="P39"><text:span text:style-name="T22"><text:line-break/></text:span><text:span text:style-name="T23">Planen der Arbeit</text:span></text:p>
            <text:p text:style-name="P39"><text:span text:style-name="T24">(Zeitplan erstellen, Notewendige Dokumente vorbereiten)</text:span><text:span text:style-name="T23"><text:line-break/><text:line-break/>Dauer gemäss Wegleitung:</text:span></text:p>
            <text:p text:style-name="P24">120 Minuten = 2 Stunden</text:p>
            <text:p text:style-name="P12"/>
          </table:table-cell>
          <table:table-cell table:style-name="Table2.C7" office:value-type="string">
            <text:p text:style-name="P14"><field:fieldmark-start text:name="__Fieldmark__2962_1363125330" field:type="vnd.oasis.opendocument.field.FORMTEXT"/>Arbeitsjournal</text:p>
            <text:p text:style-name="P14">Zeitplan</text:p>
            <text:p text:style-name="P42"><text:span text:style-name="T5">Wichtige Daten</text:span><field:fieldmark-end/></text:p>
          </table:table-cell>
          <table:table-cell table:style-name="Table2.D7" office:value-type="string">
            <text:p text:style-name="P40"><field:fieldmark-start text:name="__Fieldmark__2970_1363125330" field:type="vnd.oasis.opendocument.field.FORMTEXT"/><text:span text:style-name="T26">Erste Dokumente erstellt. </text:span><text:span text:style-name="T27">Ohne klare Vorlage jedoch führt dies nur zu halb brauchbaren Vorlagen. Gut: Meilenstein gesetzt </text:span><text:span text:style-name="T28">am Montag</text:span><text:span text:style-name="T27">.</text:span><field:fieldmark-end/></text:p>
          </table:table-cell>
          <table:table-cell table:style-name="Table2.C7" office:value-type="string">
            <text:p text:style-name="P40"><field:fieldmark-start text:name="__Fieldmark__4960_1363125330" field:type="vnd.oasis.opendocument.field.FORMTEXT"/><text:span text:style-name="T27">Werde definitiv einen besseren Zeitplan schreiben müssen um IPERKA besser zu reflektieren. Momentaner Zeitplan ist eine Notlösung.</text:span><field:fieldmark-end/></text:p>
          </table:table-cell>
        </table:table-row>
        <table:table-row table:style-name="Table2.8">
          <table:table-cell table:style-name="Table2.A8" office:value-type="string">
            <text:p text:style-name="P30">10:30-12:30</text:p>
          </table:table-cell>
          <table:table-cell table:style-name="Table2.B8" office:value-type="string">
            <text:p text:style-name="P29">UML‘s erstellen</text:p>
          </table:table-cell>
          <table:table-cell table:style-name="Table2.C8" office:value-type="string">
            <text:p text:style-name="P14">Klassendiagramm</text:p>
            <text:p text:style-name="P14">UseCase Diagramm</text:p>
            <text:p text:style-name="P35">ActionDiagramm</text:p>
          </table:table-cell>
          <table:table-cell table:style-name="Table2.D8" office:value-type="string">
            <text:p text:style-name="P56"><text:span text:style-name="T31">UML's wurde alle erstellt. Relationen beim Klassendiagramm bereiten noch Schwierigkeiten. </text:span></text:p>
          </table:table-cell>
          <table:table-cell table:style-name="Table2.C8" office:value-type="string">
            <text:p text:style-name="P55">Gratis Online Tool verwendet (<text:span text:style-name="T32">Gliffy</text:span>). <text:span text:style-name="T35">Im Nachhinein wäre eine genauere Planung der UML's besser gewesen da Zeit verloren wurde beim nachbessern.</text:span></text:p>
          </table:table-cell>
        </table:table-row>
        <table:table-row table:style-name="Table2.9">
          <table:table-cell table:style-name="Table2.C1" office:value-type="string">
            <text:p text:style-name="P39"><field:fieldmark-start text:name="__Fieldmark__2996_1363125330" field:type="vnd.oasis.opendocument.field.FORMTEXT"/><text:span text:style-name="T4">13:00-15:00</text:span><field:fieldmark-end/></text:p>
          </table:table-cell>
          <table:table-cell table:style-name="Table2.B7" office:value-type="string">
            <text:p text:style-name="P26">UML‘s und Relationship Diagramme sind fertig</text:p>
            <text:p text:style-name="P26">2 Interface Skizzen erstellen</text:p>
          </table:table-cell>
          <table:table-cell table:style-name="Table2.C7" office:value-type="string">
            <text:p text:style-name="P14"><field:fieldmark-start text:name="__Fieldmark__3011_1363125330" field:type="vnd.oasis.opendocument.field.FORMTEXT"/>UMLs fertig</text:p>
            <text:p text:style-name="P42"><text:span text:style-name="T5">Interface skizze erstellt</text:span><field:fieldmark-end/></text:p>
          </table:table-cell>
          <table:table-cell table:style-name="Table2.D7" office:value-type="string">
            <text:p text:style-name="P39"><field:fieldmark-start text:name="__Fieldmark__3019_1363125330" field:type="vnd.oasis.opendocument.field.FORMTEXT"/><text:span text:style-name="T15">Interface sind fertig. </text:span><text:span text:style-name="T16">Ich entschied mich gegen Papierskizzen was mir Zeit einsparte. </text:span><text:span text:style-name="T17">Schlecht: Erst nach Implementation nach 2. Meinung gefragt: Dies führte zu Zeitverlust!</text:span><field:fieldmark-end/></text:p>
          </table:table-cell>
          <table:table-cell table:style-name="Table2.C7" office:value-type="string">
            <text:p text:style-name="P39"><field:fieldmark-start text:name="__Fieldmark__4961_1363125330" field:type="vnd.oasis.opendocument.field.FORMTEXT"/><text:span text:style-name="T14">Mithilfe von Screenshots wurden die </text:span><text:span text:style-name="T18">S</text:span><text:span text:style-name="T14">kizzen in QT-designer festgehalten. Main Window und die 2 Unterfenster sind fertig.</text:span><field:fieldmark-end/></text:p>
          </table:table-cell>
        </table:table-row>
        <table:table-row table:style-name="Table2.10">
          <table:table-cell table:style-name="Table2.C1" office:value-type="string">
            <text:p text:style-name="P39"><field:fieldmark-start text:name="__Fieldmark__3027_1363125330" field:type="vnd.oasis.opendocument.field.FORMTEXT"/><text:span text:style-name="T4">15:30-17:30</text:span><field:fieldmark-end/></text:p>
          </table:table-cell>
          <table:table-cell table:style-name="Table2.B7" office:value-type="string">
            <text:p text:style-name="P39"><text:span text:style-name="T22"><text:line-break/></text:span><text:span text:style-name="T24">Zeitbuffer:</text:span></text:p>
            <text:p text:style-name="P26">(Was muss noch gemacht werden)</text:p>
            <text:p text:style-name="P26">Arbeit des Tages dokumentieren</text:p>
            <text:p text:style-name="P37"/>
          </table:table-cell>
          <table:table-cell table:style-name="Table2.C7" office:value-type="string">
            <text:p text:style-name="P15"><field:fieldmark-start text:name="__Fieldmark__3050_1363125330" field:type="vnd.oasis.opendocument.field.FORMTEXT"/><text:span text:style-name="T37">QT Form verbessert</text:span></text:p>
            <text:p text:style-name="P43"><text:span text:style-name="T14">Dokumentation</text:span><field:fieldmark-end/></text:p>
          </table:table-cell>
          <table:table-cell table:style-name="Table2.D7" office:value-type="string">
            <text:p text:style-name="P39"><field:fieldmark-start text:name="__Fieldmark__3058_1363125330" field:type="vnd.oasis.opendocument.field.FORMTEXT"/><text:span text:style-name="T14">Bufferzone verwendet um das Layout der Forms zu verbessern.</text:span><field:fieldmark-end/></text:p>
          </table:table-cell>
          <table:table-cell table:style-name="Table2.C7" office:value-type="string">
            <text:p text:style-name="P39"><field:fieldmark-start text:name="__Fieldmark__4962_1363125330" field:type="vnd.oasis.opendocument.field.FORMTEXT"/><text:span text:style-name="T18">Keine</text:span><field:fieldmark-end/></text:p>
          </table:table-cell>
        </table:table-row>
      </table:table>
      <text:p text:style-name="P39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>ARBEITSPLAN / ARBEITSJOURNAL IPA</text:p>
          </table:table-cell>
          <table:covered-table-cell/>
          <table:table-cell table:style-name="Table1.C1" table:number-rows-spanned="2" table:number-columns-spanned="2" office:value-type="string">
            <text:p text:style-name="P18"><text:span text:style-name="T1">Nummer Kandidatin/Kandidat <text:tab/></text:span><field:fieldmark-start text:name="__Fieldmark__3073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<text:span text:style-name="T32">Erstellung des GitRepositories</text:span><text:line-break/><text:span text:style-name="T32">Programmierung des Ui's</text:span></text:p>
            <text:p text:style-name="P7">Aufruf vom QGIS Menü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<text:span text:style-name="T2">Name, Vorname<text:tab/></text:span><field:fieldmark-start text:name="__Fieldmark__3092_1363125330" field:type="vnd.oasis.opendocument.field.FORMTEXT"/><text:span text:style-name="T13">Habelt, William</text:span><field:fieldmark-end/></text:p>
          </table:table-cell>
          <table:covered-table-cell/>
          <table:table-cell table:style-name="Table1.A1" table:number-columns-spanned="2" office:value-type="string">
            <text:p text:style-name="P22"><text:span text:style-name="T2">IPA-verantwortliche Fachkraft<text:tab/></text:span><field:fieldmark-start text:name="__Fieldmark__3102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20"><text:span text:style-name="T2">Ort </text:span><text:span text:style-name="T10"><text:s/></text:span><field:fieldmark-start text:name="__Fieldmark__3114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3127_1363125330" field:type="vnd.oasis.opendocument.field.FORMTEXT"/><text:span text:style-name="T11">0</text:span><text:span text:style-name="T12">9</text:span><text:span text:style-name="T11">.05.2017</text:span><field:fieldmark-end/></text:p>
          </table:table-cell>
          <table:covered-table-cell/>
          <table:table-cell table:style-name="Table1.A1" table:number-columns-spanned="2" office:value-type="string">
            <text:p text:style-name="P8">Unterschrift Kandidatin/Kandidat<text:tab/></text:p>
          </table:table-cell>
          <table:covered-table-cell/>
        </table:table-row>
        <table:table-row table:style-name="Table1.5">
          <table:table-cell table:style-name="Table1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16">Zeitplanung</text:p>
          </table:table-cell>
          <table:table-cell table:style-name="Table1.B6" office:value-type="string">
            <text:p text:style-name="P16">Aufgaben</text:p>
          </table:table-cell>
          <table:table-cell table:style-name="Table1.C6" office:value-type="string">
            <text:p text:style-name="P16">Zeitlicher Ablauf</text:p>
          </table:table-cell>
          <table:table-cell table:style-name="Table1.C6" office:value-type="string">
            <text:p text:style-name="P16">Bemerkungen</text:p>
            <text:p text:style-name="P12">inkl. Visum</text:p>
            <text:p text:style-name="P12">IPA-verantwortliche Fachkraft und Experte/In</text:p>
          </table:table-cell>
        </table:table-row>
        <table:table-row table:style-name="Table1.7">
          <table:table-cell table:style-name="Table1.C1" office:value-type="string">
            <text:p text:style-name="P39"><field:fieldmark-start text:name="__Fieldmark__3159_1363125330" field:type="vnd.oasis.opendocument.field.FORMTEXT"/><text:span text:style-name="T3">08:</text:span><text:span text:style-name="T4">00-10:00</text:span><field:fieldmark-end/></text:p>
          </table:table-cell>
          <table:table-cell table:style-name="Table1.B7" office:value-type="string">
            <text:p text:style-name="P39"><text:span text:style-name="T22"><text:line-break/></text:span><text:span text:style-name="T30">Git Repository erstellen</text:span></text:p>
            <text:p text:style-name="P44"><text:span text:style-name="T30">I</text:span><text:span text:style-name="T29">nterface wählen</text:span></text:p>
            <text:p text:style-name="P12"/>
          </table:table-cell>
          <table:table-cell table:style-name="Table1.C7" office:value-type="string">
            <text:p text:style-name="P48"><field:fieldmark-start text:name="__Fieldmark__3186_1363125330" field:type="vnd.oasis.opendocument.field.FORMTEXT"/>Git Repo erstellt</text:p>
            <text:p text:style-name="P45"><text:span text:style-name="T7">Interfaces erstellt</text:span><field:fieldmark-end/></text:p>
          </table:table-cell>
          <table:table-cell table:style-name="Table1.C7" office:value-type="string">
            <text:p text:style-name="P39"><field:fieldmark-start text:name="__Fieldmark__3194_1363125330" field:type="vnd.oasis.opendocument.field.FORMTEXT"/><text:span text:style-name="T19">Git Repo konnte als Private nicht angelegt werden (ist jetzt Public.) Undeklarierter Fehler trat ansonsten auf.</text:span><field:fieldmark-end/></text:p>
          </table:table-cell>
        </table:table-row>
        <table:table-row table:style-name="Table1.8">
          <table:table-cell table:style-name="Table1.A8" office:value-type="string">
            <text:p text:style-name="P29">10:30-12:30</text:p>
          </table:table-cell>
          <table:table-cell table:style-name="Table1.B8" office:value-type="string">
            <text:p text:style-name="P34">Grobe Programmstruktur bauen</text:p>
            <text:p text:style-name="P34">Interface Implementieren</text:p>
          </table:table-cell>
          <table:table-cell table:style-name="Table1.C8" office:value-type="string">
            <text:p text:style-name="P36">*.py Files erstellt</text:p>
            <text:p text:style-name="P36">Interfaces Implementier</text:p>
          </table:table-cell>
          <table:table-cell table:style-name="Table1.C8" office:value-type="string">
            <text:p text:style-name="P34">War schneller als erwartet mit den Interfaces Fertig. <text:span text:style-name="T33">War 1 Block dem Zeitplan Voraus.</text:span></text:p>
          </table:table-cell>
        </table:table-row>
        <table:table-row table:style-name="Table1.9">
          <table:table-cell table:style-name="Table1.C1" office:value-type="string">
            <text:p text:style-name="P39"><field:fieldmark-start text:name="__Fieldmark__3220_1363125330" field:type="vnd.oasis.opendocument.field.FORMTEXT"/><text:span text:style-name="T4">13:00-15:00</text:span><field:fieldmark-end/></text:p>
          </table:table-cell>
          <table:table-cell table:style-name="Table1.B7" office:value-type="string">
            <text:p text:style-name="P28">Interfaces verbessert und in QGIS aufgerufen. <text:span text:style-name="T34">Alle Interfaces sind jetzt korrekt miteinander verbunden. UML Klassendiagramm überarbeitet</text:span></text:p>
          </table:table-cell>
          <table:table-cell table:style-name="Table1.C7" office:value-type="string">
            <text:p text:style-name="P49"><field:fieldmark-start text:name="__Fieldmark__3239_1363125330" field:type="vnd.oasis.opendocument.field.FORMTEXT"/>1. Aufruf in Qgis</text:p>
            <text:p text:style-name="P46"><text:span text:style-name="T8">2. UML verbessert</text:span><text:span text:style-name="T2">   </text:span><field:fieldmark-end/></text:p>
          </table:table-cell>
          <table:table-cell table:style-name="Table1.C7" office:value-type="string">
            <text:p text:style-name="P39"><field:fieldmark-start text:name="__Fieldmark__3247_1363125330" field:type="vnd.oasis.opendocument.field.FORMTEXT"/><text:span text:style-name="T20">Message Windows müssen noch programmiert werden (Siehe Aufgabenstellung für wo.)</text:span><field:fieldmark-end/></text:p>
          </table:table-cell>
        </table:table-row>
        <table:table-row table:style-name="Table1.10">
          <table:table-cell table:style-name="Table1.C1" office:value-type="string">
            <text:p text:style-name="P39"><field:fieldmark-start text:name="__Fieldmark__3255_1363125330" field:type="vnd.oasis.opendocument.field.FORMTEXT"/><text:span text:style-name="T4">15:30-17:30</text:span><field:fieldmark-end/></text:p>
          </table:table-cell>
          <table:table-cell table:style-name="Table1.B7" office:value-type="string">
            <text:p text:style-name="P39"><text:span text:style-name="T22"><text:line-break/></text:span><text:span text:style-name="T24">Zeitbuffer:</text:span></text:p>
            <text:p text:style-name="P47"><text:span text:style-name="T24">H</text:span><text:span text:style-name="T23">elfe Horst beim abräumen eines Kurses. Message Windows implementiert.</text:span></text:p>
            <text:p text:style-name="P26">(Was muss noch gemacht werden)</text:p>
            <text:p text:style-name="P26">Arbeit des Tages dokumentieren</text:p>
            <text:p text:style-name="P37"/>
          </table:table-cell>
          <table:table-cell table:style-name="Table1.C7" office:value-type="string">
            <text:p text:style-name="P49"><field:fieldmark-start text:name="__Fieldmark__3286_1363125330" field:type="vnd.oasis.opendocument.field.FORMTEXT"/>Dokumentation</text:p>
            <text:p text:style-name="P46"><text:span text:style-name="T8">Messagewindows<text:line-break/>Abräumen</text:span><field:fieldmark-end/></text:p>
          </table:table-cell>
          <table:table-cell table:style-name="Table1.C7" office:value-type="string">
            <text:p text:style-name="P39"><field:fieldmark-start text:name="__Fieldmark__3296_1363125330" field:type="vnd.oasis.opendocument.field.FORMTEXT"/><text:span text:style-name="T8">Werde nach test DB fragen </text:span><text:span text:style-name="T9">für Morgen</text:span><field:fieldmark-end/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1">ARBEITSPLAN / ARBEITSJOURNAL IPA</text:p>
          </table:table-cell>
          <table:covered-table-cell/>
          <table:table-cell table:style-name="Table3.C1" table:number-rows-spanned="2" table:number-columns-spanned="2" office:value-type="string">
            <text:p text:style-name="P18"><text:span text:style-name="T1">Nummer Kandidatin/Kandidat <text:tab/></text:span><field:fieldmark-start text:name="__Fieldmark__3311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3">Planen der Arbeit<text:line-break/><text:span text:style-name="T21">Erarbeitung des Zeitplans</text:span></text:p>
            <text:p text:style-name="P5">Einrichtung der Arbeitsumgebung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1" table:number-columns-spanned="2" office:value-type="string">
            <text:p text:style-name="P20"><text:span text:style-name="T2">Name, Vorname<text:tab/></text:span><field:fieldmark-start text:name="__Fieldmark__3328_1363125330" field:type="vnd.oasis.opendocument.field.FORMTEXT"/><text:span text:style-name="T13">Habelt, William</text:span><field:fieldmark-end/></text:p>
          </table:table-cell>
          <table:covered-table-cell/>
          <table:table-cell table:style-name="Table3.A1" table:number-columns-spanned="2" office:value-type="string">
            <text:p text:style-name="P22"><text:span text:style-name="T2">IPA-verantwortliche Fachkraft<text:tab/></text:span><field:fieldmark-start text:name="__Fieldmark__3338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3.1">
          <table:table-cell table:style-name="Table3.A1" table:number-columns-spanned="2" office:value-type="string">
            <text:p text:style-name="P20"><text:span text:style-name="T2">Ort </text:span><text:span text:style-name="T10"><text:s/></text:span><field:fieldmark-start text:name="__Fieldmark__3350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3361_1363125330" field:type="vnd.oasis.opendocument.field.FORMTEXT"/><text:span text:style-name="T12">10</text:span><text:span text:style-name="T11">.05.2017</text:span><field:fieldmark-end/></text:p>
          </table:table-cell>
          <table:covered-table-cell/>
          <table:table-cell table:style-name="Table3.A1" table:number-columns-spanned="2" office:value-type="string">
            <text:p text:style-name="P8">Unterschrift Kandidatin/Kandidat<text:tab/></text:p>
          </table:table-cell>
          <table:covered-table-cell/>
        </table:table-row>
        <table:table-row table:style-name="Table3.5">
          <table:table-cell table:style-name="Table3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3.6">
          <table:table-cell table:style-name="Table3.A1" office:value-type="string">
            <text:p text:style-name="P16">Zeitplanung</text:p>
          </table:table-cell>
          <table:table-cell table:style-name="Table3.B6" office:value-type="string">
            <text:p text:style-name="P16">Aufgaben</text:p>
          </table:table-cell>
          <table:table-cell table:style-name="Table3.C6" office:value-type="string">
            <text:p text:style-name="P16">Zeitlicher Ablauf</text:p>
          </table:table-cell>
          <table:table-cell table:style-name="Table3.C6" office:value-type="string">
            <text:p text:style-name="P16">Bemerkungen</text:p>
            <text:p text:style-name="P12">inkl. Visum</text:p>
            <text:p text:style-name="P12">IPA-verantwortliche Fachkraft und Experte/In</text:p>
          </table:table-cell>
        </table:table-row>
        <table:table-row table:style-name="Table3.7">
          <table:table-cell table:style-name="Table3.C1" office:value-type="string">
            <text:p text:style-name="P39"><field:fieldmark-start text:name="__Fieldmark__3393_1363125330" field:type="vnd.oasis.opendocument.field.FORMTEXT"/><text:span text:style-name="T3">08:</text:span><text:span text:style-name="T4">00-10:00</text:span><field:fieldmark-end/></text:p>
          </table:table-cell>
          <table:table-cell table:style-name="Table3.B7" office:value-type="string">
            <text:p text:style-name="P37"><text:line-break/></text:p>
            <text:p text:style-name="P12"/>
          </table:table-cell>
          <table:table-cell table:style-name="Table3.C7" office:value-type="string">
            <text:p text:style-name="P39"><field:fieldmark-start text:name="__Fieldmark__3408_1363125330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9"><field:fieldmark-start text:name="__Fieldmark__3416_1363125330" field:type="vnd.oasis.opendocument.field.FORMTEXT"/><text:span text:style-name="T2">     </text:span><field:fieldmark-end/></text:p>
          </table:table-cell>
        </table:table-row>
        <table:table-row table:style-name="Table3.8">
          <table:table-cell table:style-name="Table3.A8" office:value-type="string">
            <text:p text:style-name="P29">10:30-12:30</text:p>
          </table:table-cell>
          <table:table-cell table:style-name="Table3.B8" office:value-type="string">
            <text:p text:style-name="P29"/>
          </table:table-cell>
          <table:table-cell table:style-name="Table3.C8" office:value-type="string">
            <text:p text:style-name="P32"/>
          </table:table-cell>
          <table:table-cell table:style-name="Table3.C8" office:value-type="string">
            <text:p text:style-name="P32"/>
          </table:table-cell>
        </table:table-row>
        <table:table-row table:style-name="Table3.9">
          <table:table-cell table:style-name="Table3.C1" office:value-type="string">
            <text:p text:style-name="P39"><field:fieldmark-start text:name="__Fieldmark__3436_1363125330" field:type="vnd.oasis.opendocument.field.FORMTEXT"/><text:span text:style-name="T4">13:00-15:00</text:span><field:fieldmark-end/></text:p>
          </table:table-cell>
          <table:table-cell table:style-name="Table3.B7" office:value-type="string">
            <text:p text:style-name="P26"/>
          </table:table-cell>
          <table:table-cell table:style-name="Table3.C7" office:value-type="string">
            <text:p text:style-name="P39"><field:fieldmark-start text:name="__Fieldmark__3447_1363125330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9"><field:fieldmark-start text:name="__Fieldmark__3455_1363125330" field:type="vnd.oasis.opendocument.field.FORMTEXT"/><text:span text:style-name="T2">     </text:span><field:fieldmark-end/></text:p>
          </table:table-cell>
        </table:table-row>
        <table:table-row table:style-name="Table3.10">
          <table:table-cell table:style-name="Table3.C1" office:value-type="string">
            <text:p text:style-name="P39"><field:fieldmark-start text:name="__Fieldmark__3463_1363125330" field:type="vnd.oasis.opendocument.field.FORMTEXT"/><text:span text:style-name="T4">15:30-17:30</text:span><field:fieldmark-end/></text:p>
          </table:table-cell>
          <table:table-cell table:style-name="Table3.B7" office:value-type="string">
            <text:p text:style-name="P39"><text:span text:style-name="T22"><text:line-break/></text:span><text:span text:style-name="T24">Zeitbuffer:</text:span></text:p>
            <text:p text:style-name="P26">(Was muss noch gemacht werden)</text:p>
            <text:p text:style-name="P26">Arbeit des Tages dokumentieren</text:p>
            <text:p text:style-name="P37"/>
          </table:table-cell>
          <table:table-cell table:style-name="Table3.C7" office:value-type="string">
            <text:p text:style-name="P39"><field:fieldmark-start text:name="__Fieldmark__3484_1363125330" field:type="vnd.oasis.opendocument.field.FORMTEXT"/><text:span text:style-name="T2">     </text:span><field:fieldmark-end/></text:p>
          </table:table-cell>
          <table:table-cell table:style-name="Table3.C7" office:value-type="string">
            <text:p text:style-name="P39"><field:fieldmark-start text:name="__Fieldmark__3492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2" office:value-type="string">
            <text:p text:style-name="P2">ARBEITSPLAN / ARBEITSJOURNAL IPA</text:p>
          </table:table-cell>
          <table:covered-table-cell/>
          <table:table-cell table:style-name="Table4.C1" table:number-rows-spanned="2" table:number-columns-spanned="2" office:value-type="string">
            <text:p text:style-name="P19"><text:span text:style-name="T1">Nummer Kandidatin/Kandidat <text:tab/></text:span><field:fieldmark-start text:name="__Fieldmark__3507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1" table:number-columns-spanned="2" office:value-type="string">
            <text:p text:style-name="P21"><text:span text:style-name="T2">Name, Vorname<text:tab/></text:span><field:fieldmark-start text:name="__Fieldmark__3524_1363125330" field:type="vnd.oasis.opendocument.field.FORMTEXT"/><text:span text:style-name="T13">Habelt, William</text:span><field:fieldmark-end/></text:p>
          </table:table-cell>
          <table:covered-table-cell/>
          <table:table-cell table:style-name="Table4.A1" table:number-columns-spanned="2" office:value-type="string">
            <text:p text:style-name="P23"><text:span text:style-name="T2">IPA-verantwortliche Fachkraft<text:tab/></text:span><field:fieldmark-start text:name="__Fieldmark__3534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4.1">
          <table:table-cell table:style-name="Table4.A1" table:number-columns-spanned="2" office:value-type="string">
            <text:p text:style-name="P21"><text:span text:style-name="T2">Ort </text:span><text:span text:style-name="T10"><text:s/></text:span><field:fieldmark-start text:name="__Fieldmark__3546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3557_1363125330" field:type="vnd.oasis.opendocument.field.FORMTEXT"/><text:span text:style-name="T12">11</text:span><text:span text:style-name="T11">.05.2017</text:span><field:fieldmark-end/></text:p>
          </table:table-cell>
          <table:covered-table-cell/>
          <table:table-cell table:style-name="Table4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4.5">
          <table:table-cell table:style-name="Table4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4.6">
          <table:table-cell table:style-name="Table4.A1" office:value-type="string">
            <text:p text:style-name="P17">Zeitplanung</text:p>
          </table:table-cell>
          <table:table-cell table:style-name="Table4.B6" office:value-type="string">
            <text:p text:style-name="P17">Aufgaben</text:p>
          </table:table-cell>
          <table:table-cell table:style-name="Table4.C6" office:value-type="string">
            <text:p text:style-name="P17">Zeitlicher Ablauf</text:p>
          </table:table-cell>
          <table:table-cell table:style-name="Table4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4.7">
          <table:table-cell table:style-name="Table4.C1" office:value-type="string">
            <text:p text:style-name="P41"><field:fieldmark-start text:name="__Fieldmark__3589_1363125330" field:type="vnd.oasis.opendocument.field.FORMTEXT"/><text:span text:style-name="T3">08:</text:span><text:span text:style-name="T4">00-10:00</text:span><field:fieldmark-end/></text:p>
          </table:table-cell>
          <table:table-cell table:style-name="Table4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4.C7" office:value-type="string">
            <text:p text:style-name="P41"><field:fieldmark-start text:name="__Fieldmark__3614_1363125330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41"><field:fieldmark-start text:name="__Fieldmark__3622_1363125330" field:type="vnd.oasis.opendocument.field.FORMTEXT"/><text:span text:style-name="T2">     </text:span><field:fieldmark-end/></text:p>
          </table:table-cell>
        </table:table-row>
        <table:table-row table:style-name="Table4.8">
          <table:table-cell table:style-name="Table4.A8" office:value-type="string">
            <text:p text:style-name="P31">10:30-12:30</text:p>
          </table:table-cell>
          <table:table-cell table:style-name="Table4.B8" office:value-type="string">
            <text:p text:style-name="P31">UML‘s erstellen</text:p>
          </table:table-cell>
          <table:table-cell table:style-name="Table4.C8" office:value-type="string">
            <text:p text:style-name="P33"/>
          </table:table-cell>
          <table:table-cell table:style-name="Table4.C8" office:value-type="string">
            <text:p text:style-name="P33">Seiten 2–5</text:p>
          </table:table-cell>
        </table:table-row>
        <table:table-row table:style-name="Table4.9">
          <table:table-cell table:style-name="Table4.C1" office:value-type="string">
            <text:p text:style-name="P41"><field:fieldmark-start text:name="__Fieldmark__3642_1363125330" field:type="vnd.oasis.opendocument.field.FORMTEXT"/><text:span text:style-name="T4">13:00-15:00</text:span><field:fieldmark-end/></text:p>
          </table:table-cell>
          <table:table-cell table:style-name="Table4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4.C7" office:value-type="string">
            <text:p text:style-name="P41"><field:fieldmark-start text:name="__Fieldmark__3655_1363125330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41"><field:fieldmark-start text:name="__Fieldmark__3663_1363125330" field:type="vnd.oasis.opendocument.field.FORMTEXT"/><text:span text:style-name="T2">     </text:span><field:fieldmark-end/></text:p>
          </table:table-cell>
        </table:table-row>
        <table:table-row table:style-name="Table4.10">
          <table:table-cell table:style-name="Table4.C1" office:value-type="string">
            <text:p text:style-name="P41"><field:fieldmark-start text:name="__Fieldmark__3671_1363125330" field:type="vnd.oasis.opendocument.field.FORMTEXT"/><text:span text:style-name="T4">15:30-17:30</text:span><field:fieldmark-end/></text:p>
          </table:table-cell>
          <table:table-cell table:style-name="Table4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4.C7" office:value-type="string">
            <text:p text:style-name="P41"><field:fieldmark-start text:name="__Fieldmark__3692_1363125330" field:type="vnd.oasis.opendocument.field.FORMTEXT"/><text:span text:style-name="T2">     </text:span><field:fieldmark-end/></text:p>
          </table:table-cell>
          <table:table-cell table:style-name="Table4.C7" office:value-type="string">
            <text:p text:style-name="P41"><field:fieldmark-start text:name="__Fieldmark__3700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columns-spanned="2" office:value-type="string">
            <text:p text:style-name="P2">ARBEITSPLAN / ARBEITSJOURNAL IPA</text:p>
          </table:table-cell>
          <table:covered-table-cell/>
          <table:table-cell table:style-name="Table5.C1" table:number-rows-spanned="2" table:number-columns-spanned="2" office:value-type="string">
            <text:p text:style-name="P19"><text:span text:style-name="T1">Nummer Kandidatin/Kandidat <text:tab/></text:span><field:fieldmark-start text:name="__Fieldmark__3715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5.1">
          <table:table-cell table:style-name="Table5.A1" table:number-columns-spanned="2" office:value-type="string">
            <text:p text:style-name="P21"><text:span text:style-name="T2">Name, Vorname<text:tab/></text:span><field:fieldmark-start text:name="__Fieldmark__3732_1363125330" field:type="vnd.oasis.opendocument.field.FORMTEXT"/><text:span text:style-name="T13">Habelt, William</text:span><field:fieldmark-end/></text:p>
          </table:table-cell>
          <table:covered-table-cell/>
          <table:table-cell table:style-name="Table5.A1" table:number-columns-spanned="2" office:value-type="string">
            <text:p text:style-name="P23"><text:span text:style-name="T2">IPA-verantwortliche Fachkraft<text:tab/></text:span><field:fieldmark-start text:name="__Fieldmark__3742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5.1">
          <table:table-cell table:style-name="Table5.A1" table:number-columns-spanned="2" office:value-type="string">
            <text:p text:style-name="P21"><text:span text:style-name="T2">Ort </text:span><text:span text:style-name="T10"><text:s/></text:span><field:fieldmark-start text:name="__Fieldmark__3754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3765_1363125330" field:type="vnd.oasis.opendocument.field.FORMTEXT"/><text:span text:style-name="T12">12</text:span><text:span text:style-name="T11">.05.2017</text:span><field:fieldmark-end/></text:p>
          </table:table-cell>
          <table:covered-table-cell/>
          <table:table-cell table:style-name="Table5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5.5">
          <table:table-cell table:style-name="Table5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5.6">
          <table:table-cell table:style-name="Table5.A1" office:value-type="string">
            <text:p text:style-name="P17">Zeitplanung</text:p>
          </table:table-cell>
          <table:table-cell table:style-name="Table5.B6" office:value-type="string">
            <text:p text:style-name="P17">Aufgaben</text:p>
          </table:table-cell>
          <table:table-cell table:style-name="Table5.C6" office:value-type="string">
            <text:p text:style-name="P17">Zeitlicher Ablauf</text:p>
          </table:table-cell>
          <table:table-cell table:style-name="Table5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5.7">
          <table:table-cell table:style-name="Table5.C1" office:value-type="string">
            <text:p text:style-name="P41"><field:fieldmark-start text:name="__Fieldmark__3797_1363125330" field:type="vnd.oasis.opendocument.field.FORMTEXT"/><text:span text:style-name="T3">08:</text:span><text:span text:style-name="T4">00-10:00</text:span><field:fieldmark-end/></text:p>
          </table:table-cell>
          <table:table-cell table:style-name="Table5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5.C7" office:value-type="string">
            <text:p text:style-name="P41"><field:fieldmark-start text:name="__Fieldmark__3822_1363125330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41"><field:fieldmark-start text:name="__Fieldmark__3830_1363125330" field:type="vnd.oasis.opendocument.field.FORMTEXT"/><text:span text:style-name="T2">     </text:span><field:fieldmark-end/></text:p>
          </table:table-cell>
        </table:table-row>
        <table:table-row table:style-name="Table5.8">
          <table:table-cell table:style-name="Table5.A8" office:value-type="string">
            <text:p text:style-name="P31">10:30-12:30</text:p>
          </table:table-cell>
          <table:table-cell table:style-name="Table5.B8" office:value-type="string">
            <text:p text:style-name="P31">UML‘s erstellen</text:p>
          </table:table-cell>
          <table:table-cell table:style-name="Table5.C8" office:value-type="string">
            <text:p text:style-name="P33"/>
          </table:table-cell>
          <table:table-cell table:style-name="Table5.C8" office:value-type="string">
            <text:p text:style-name="P33">Seiten 2–5</text:p>
          </table:table-cell>
        </table:table-row>
        <table:table-row table:style-name="Table5.9">
          <table:table-cell table:style-name="Table5.C1" office:value-type="string">
            <text:p text:style-name="P41"><field:fieldmark-start text:name="__Fieldmark__3850_1363125330" field:type="vnd.oasis.opendocument.field.FORMTEXT"/><text:span text:style-name="T4">13:00-15:00</text:span><field:fieldmark-end/></text:p>
          </table:table-cell>
          <table:table-cell table:style-name="Table5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5.C7" office:value-type="string">
            <text:p text:style-name="P41"><field:fieldmark-start text:name="__Fieldmark__3863_1363125330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41"><field:fieldmark-start text:name="__Fieldmark__3871_1363125330" field:type="vnd.oasis.opendocument.field.FORMTEXT"/><text:span text:style-name="T2">     </text:span><field:fieldmark-end/></text:p>
          </table:table-cell>
        </table:table-row>
        <table:table-row table:style-name="Table5.10">
          <table:table-cell table:style-name="Table5.C1" office:value-type="string">
            <text:p text:style-name="P41"><field:fieldmark-start text:name="__Fieldmark__3879_1363125330" field:type="vnd.oasis.opendocument.field.FORMTEXT"/><text:span text:style-name="T4">15:30-17:30</text:span><field:fieldmark-end/></text:p>
          </table:table-cell>
          <table:table-cell table:style-name="Table5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5.C7" office:value-type="string">
            <text:p text:style-name="P41"><field:fieldmark-start text:name="__Fieldmark__3900_1363125330" field:type="vnd.oasis.opendocument.field.FORMTEXT"/><text:span text:style-name="T2">     </text:span><field:fieldmark-end/></text:p>
          </table:table-cell>
          <table:table-cell table:style-name="Table5.C7" office:value-type="string">
            <text:p text:style-name="P41"><field:fieldmark-start text:name="__Fieldmark__3908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2" office:value-type="string">
            <text:p text:style-name="P2">ARBEITSPLAN / ARBEITSJOURNAL IPA</text:p>
          </table:table-cell>
          <table:covered-table-cell/>
          <table:table-cell table:style-name="Table6.C1" table:number-rows-spanned="2" table:number-columns-spanned="2" office:value-type="string">
            <text:p text:style-name="P19"><text:span text:style-name="T1">Nummer Kandidatin/Kandidat <text:tab/></text:span><field:fieldmark-start text:name="__Fieldmark__3923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table:number-columns-spanned="2" office:value-type="string">
            <text:p text:style-name="P21"><text:span text:style-name="T2">Name, Vorname<text:tab/></text:span><field:fieldmark-start text:name="__Fieldmark__3940_1363125330" field:type="vnd.oasis.opendocument.field.FORMTEXT"/><text:span text:style-name="T13">Habelt, William</text:span><field:fieldmark-end/></text:p>
          </table:table-cell>
          <table:covered-table-cell/>
          <table:table-cell table:style-name="Table6.A1" table:number-columns-spanned="2" office:value-type="string">
            <text:p text:style-name="P23"><text:span text:style-name="T2">IPA-verantwortliche Fachkraft<text:tab/></text:span><field:fieldmark-start text:name="__Fieldmark__3950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6.1">
          <table:table-cell table:style-name="Table6.A1" table:number-columns-spanned="2" office:value-type="string">
            <text:p text:style-name="P21"><text:span text:style-name="T2">Ort </text:span><text:span text:style-name="T10"><text:s/></text:span><field:fieldmark-start text:name="__Fieldmark__3962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3973_1363125330" field:type="vnd.oasis.opendocument.field.FORMTEXT"/><text:span text:style-name="T12">15</text:span><text:span text:style-name="T11">.05.2017</text:span><field:fieldmark-end/></text:p>
          </table:table-cell>
          <table:covered-table-cell/>
          <table:table-cell table:style-name="Table6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6.5">
          <table:table-cell table:style-name="Table6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6.6">
          <table:table-cell table:style-name="Table6.A1" office:value-type="string">
            <text:p text:style-name="P17">Zeitplanung</text:p>
          </table:table-cell>
          <table:table-cell table:style-name="Table6.B6" office:value-type="string">
            <text:p text:style-name="P17">Aufgaben</text:p>
          </table:table-cell>
          <table:table-cell table:style-name="Table6.C6" office:value-type="string">
            <text:p text:style-name="P17">Zeitlicher Ablauf</text:p>
          </table:table-cell>
          <table:table-cell table:style-name="Table6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6.7">
          <table:table-cell table:style-name="Table6.C1" office:value-type="string">
            <text:p text:style-name="P41"><field:fieldmark-start text:name="__Fieldmark__4005_1363125330" field:type="vnd.oasis.opendocument.field.FORMTEXT"/><text:span text:style-name="T3">08:</text:span><text:span text:style-name="T4">00-10:00</text:span><field:fieldmark-end/></text:p>
          </table:table-cell>
          <table:table-cell table:style-name="Table6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6.C7" office:value-type="string">
            <text:p text:style-name="P41"><field:fieldmark-start text:name="__Fieldmark__4030_1363125330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41"><field:fieldmark-start text:name="__Fieldmark__4038_1363125330" field:type="vnd.oasis.opendocument.field.FORMTEXT"/><text:span text:style-name="T2">     </text:span><field:fieldmark-end/></text:p>
          </table:table-cell>
        </table:table-row>
        <table:table-row table:style-name="Table6.8">
          <table:table-cell table:style-name="Table6.A8" office:value-type="string">
            <text:p text:style-name="P31">10:30-12:30</text:p>
          </table:table-cell>
          <table:table-cell table:style-name="Table6.B8" office:value-type="string">
            <text:p text:style-name="P31">UML‘s erstellen</text:p>
          </table:table-cell>
          <table:table-cell table:style-name="Table6.C8" office:value-type="string">
            <text:p text:style-name="P33"/>
          </table:table-cell>
          <table:table-cell table:style-name="Table6.C8" office:value-type="string">
            <text:p text:style-name="P33">Seiten 2–5</text:p>
          </table:table-cell>
        </table:table-row>
        <table:table-row table:style-name="Table6.9">
          <table:table-cell table:style-name="Table6.C1" office:value-type="string">
            <text:p text:style-name="P41"><field:fieldmark-start text:name="__Fieldmark__4058_1363125330" field:type="vnd.oasis.opendocument.field.FORMTEXT"/><text:span text:style-name="T4">13:00-15:00</text:span><field:fieldmark-end/></text:p>
          </table:table-cell>
          <table:table-cell table:style-name="Table6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6.C7" office:value-type="string">
            <text:p text:style-name="P41"><field:fieldmark-start text:name="__Fieldmark__4071_1363125330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41"><field:fieldmark-start text:name="__Fieldmark__4079_1363125330" field:type="vnd.oasis.opendocument.field.FORMTEXT"/><text:span text:style-name="T2">     </text:span><field:fieldmark-end/></text:p>
          </table:table-cell>
        </table:table-row>
        <table:table-row table:style-name="Table6.10">
          <table:table-cell table:style-name="Table6.C1" office:value-type="string">
            <text:p text:style-name="P41"><field:fieldmark-start text:name="__Fieldmark__4087_1363125330" field:type="vnd.oasis.opendocument.field.FORMTEXT"/><text:span text:style-name="T4">15:30-17:30</text:span><field:fieldmark-end/></text:p>
          </table:table-cell>
          <table:table-cell table:style-name="Table6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6.C7" office:value-type="string">
            <text:p text:style-name="P41"><field:fieldmark-start text:name="__Fieldmark__4108_1363125330" field:type="vnd.oasis.opendocument.field.FORMTEXT"/><text:span text:style-name="T2">     </text:span><field:fieldmark-end/></text:p>
          </table:table-cell>
          <table:table-cell table:style-name="Table6.C7" office:value-type="string">
            <text:p text:style-name="P41"><field:fieldmark-start text:name="__Fieldmark__4116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2" office:value-type="string">
            <text:p text:style-name="P2">ARBEITSPLAN / ARBEITSJOURNAL IPA</text:p>
          </table:table-cell>
          <table:covered-table-cell/>
          <table:table-cell table:style-name="Table7.C1" table:number-rows-spanned="2" table:number-columns-spanned="2" office:value-type="string">
            <text:p text:style-name="P19"><text:span text:style-name="T1">Nummer Kandidatin/Kandidat <text:tab/></text:span><field:fieldmark-start text:name="__Fieldmark__4131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1" table:number-columns-spanned="2" office:value-type="string">
            <text:p text:style-name="P21"><text:span text:style-name="T2">Name, Vorname<text:tab/></text:span><field:fieldmark-start text:name="__Fieldmark__4148_1363125330" field:type="vnd.oasis.opendocument.field.FORMTEXT"/><text:span text:style-name="T13">Habelt, William</text:span><field:fieldmark-end/></text:p>
          </table:table-cell>
          <table:covered-table-cell/>
          <table:table-cell table:style-name="Table7.A1" table:number-columns-spanned="2" office:value-type="string">
            <text:p text:style-name="P23"><text:span text:style-name="T2">IPA-verantwortliche Fachkraft<text:tab/></text:span><field:fieldmark-start text:name="__Fieldmark__4158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21"><text:span text:style-name="T2">Ort </text:span><text:span text:style-name="T10"><text:s/></text:span><field:fieldmark-start text:name="__Fieldmark__4170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4181_1363125330" field:type="vnd.oasis.opendocument.field.FORMTEXT"/><text:span text:style-name="T12">16</text:span><text:span text:style-name="T11">.05.2017</text:span><field:fieldmark-end/></text:p>
          </table:table-cell>
          <table:covered-table-cell/>
          <table:table-cell table:style-name="Table7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7.5">
          <table:table-cell table:style-name="Table7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7.6">
          <table:table-cell table:style-name="Table7.A1" office:value-type="string">
            <text:p text:style-name="P17">Zeitplanung</text:p>
          </table:table-cell>
          <table:table-cell table:style-name="Table7.B6" office:value-type="string">
            <text:p text:style-name="P17">Aufgaben</text:p>
          </table:table-cell>
          <table:table-cell table:style-name="Table7.C6" office:value-type="string">
            <text:p text:style-name="P17">Zeitlicher Ablauf</text:p>
          </table:table-cell>
          <table:table-cell table:style-name="Table7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7.7">
          <table:table-cell table:style-name="Table7.C1" office:value-type="string">
            <text:p text:style-name="P41"><field:fieldmark-start text:name="__Fieldmark__4213_1363125330" field:type="vnd.oasis.opendocument.field.FORMTEXT"/><text:span text:style-name="T3">08:</text:span><text:span text:style-name="T4">00-10:00</text:span><field:fieldmark-end/></text:p>
          </table:table-cell>
          <table:table-cell table:style-name="Table7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7.C7" office:value-type="string">
            <text:p text:style-name="P41"><field:fieldmark-start text:name="__Fieldmark__4238_1363125330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41"><field:fieldmark-start text:name="__Fieldmark__4246_1363125330" field:type="vnd.oasis.opendocument.field.FORMTEXT"/><text:span text:style-name="T2">     </text:span><field:fieldmark-end/></text:p>
          </table:table-cell>
        </table:table-row>
        <table:table-row table:style-name="Table7.8">
          <table:table-cell table:style-name="Table7.A8" office:value-type="string">
            <text:p text:style-name="P31">10:30-12:30</text:p>
          </table:table-cell>
          <table:table-cell table:style-name="Table7.B8" office:value-type="string">
            <text:p text:style-name="P31">UML‘s erstellen</text:p>
          </table:table-cell>
          <table:table-cell table:style-name="Table7.C8" office:value-type="string">
            <text:p text:style-name="P33"/>
          </table:table-cell>
          <table:table-cell table:style-name="Table7.C8" office:value-type="string">
            <text:p text:style-name="P33">Seiten 2–5</text:p>
          </table:table-cell>
        </table:table-row>
        <table:table-row table:style-name="Table7.9">
          <table:table-cell table:style-name="Table7.C1" office:value-type="string">
            <text:p text:style-name="P41"><field:fieldmark-start text:name="__Fieldmark__4266_1363125330" field:type="vnd.oasis.opendocument.field.FORMTEXT"/><text:span text:style-name="T4">13:00-15:00</text:span><field:fieldmark-end/></text:p>
          </table:table-cell>
          <table:table-cell table:style-name="Table7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7.C7" office:value-type="string">
            <text:p text:style-name="P41"><field:fieldmark-start text:name="__Fieldmark__4279_1363125330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41"><field:fieldmark-start text:name="__Fieldmark__4287_1363125330" field:type="vnd.oasis.opendocument.field.FORMTEXT"/><text:span text:style-name="T2">     </text:span><field:fieldmark-end/></text:p>
          </table:table-cell>
        </table:table-row>
        <table:table-row table:style-name="Table7.10">
          <table:table-cell table:style-name="Table7.C1" office:value-type="string">
            <text:p text:style-name="P41"><field:fieldmark-start text:name="__Fieldmark__4295_1363125330" field:type="vnd.oasis.opendocument.field.FORMTEXT"/><text:span text:style-name="T4">15:30-17:30</text:span><field:fieldmark-end/></text:p>
          </table:table-cell>
          <table:table-cell table:style-name="Table7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7.C7" office:value-type="string">
            <text:p text:style-name="P41"><field:fieldmark-start text:name="__Fieldmark__4316_1363125330" field:type="vnd.oasis.opendocument.field.FORMTEXT"/><text:span text:style-name="T2">     </text:span><field:fieldmark-end/></text:p>
          </table:table-cell>
          <table:table-cell table:style-name="Table7.C7" office:value-type="string">
            <text:p text:style-name="P41"><field:fieldmark-start text:name="__Fieldmark__4324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2" office:value-type="string">
            <text:p text:style-name="P2">ARBEITSPLAN / ARBEITSJOURNAL IPA</text:p>
          </table:table-cell>
          <table:covered-table-cell/>
          <table:table-cell table:style-name="Table8.C1" table:number-rows-spanned="2" table:number-columns-spanned="2" office:value-type="string">
            <text:p text:style-name="P19"><text:span text:style-name="T1">Nummer Kandidatin/Kandidat <text:tab/></text:span><field:fieldmark-start text:name="__Fieldmark__4339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1" table:number-columns-spanned="2" office:value-type="string">
            <text:p text:style-name="P21"><text:span text:style-name="T2">Name, Vorname<text:tab/></text:span><field:fieldmark-start text:name="__Fieldmark__4356_1363125330" field:type="vnd.oasis.opendocument.field.FORMTEXT"/><text:span text:style-name="T13">Habelt, William</text:span><field:fieldmark-end/></text:p>
          </table:table-cell>
          <table:covered-table-cell/>
          <table:table-cell table:style-name="Table8.A1" table:number-columns-spanned="2" office:value-type="string">
            <text:p text:style-name="P23"><text:span text:style-name="T2">IPA-verantwortliche Fachkraft<text:tab/></text:span><field:fieldmark-start text:name="__Fieldmark__4366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1"><text:span text:style-name="T2">Ort </text:span><text:span text:style-name="T10"><text:s/></text:span><field:fieldmark-start text:name="__Fieldmark__4378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4389_1363125330" field:type="vnd.oasis.opendocument.field.FORMTEXT"/><text:span text:style-name="T12">17</text:span><text:span text:style-name="T11">.05.2017</text:span><field:fieldmark-end/></text:p>
          </table:table-cell>
          <table:covered-table-cell/>
          <table:table-cell table:style-name="Table8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8.5">
          <table:table-cell table:style-name="Table8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8.6">
          <table:table-cell table:style-name="Table8.A1" office:value-type="string">
            <text:p text:style-name="P17">Zeitplanung</text:p>
          </table:table-cell>
          <table:table-cell table:style-name="Table8.B6" office:value-type="string">
            <text:p text:style-name="P17">Aufgaben</text:p>
          </table:table-cell>
          <table:table-cell table:style-name="Table8.C6" office:value-type="string">
            <text:p text:style-name="P17">Zeitlicher Ablauf</text:p>
          </table:table-cell>
          <table:table-cell table:style-name="Table8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8.7">
          <table:table-cell table:style-name="Table8.C1" office:value-type="string">
            <text:p text:style-name="P41"><field:fieldmark-start text:name="__Fieldmark__4421_1363125330" field:type="vnd.oasis.opendocument.field.FORMTEXT"/><text:span text:style-name="T3">08:</text:span><text:span text:style-name="T4">00-10:00</text:span><field:fieldmark-end/></text:p>
          </table:table-cell>
          <table:table-cell table:style-name="Table8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8.C7" office:value-type="string">
            <text:p text:style-name="P41"><field:fieldmark-start text:name="__Fieldmark__4446_1363125330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41"><field:fieldmark-start text:name="__Fieldmark__4454_1363125330" field:type="vnd.oasis.opendocument.field.FORMTEXT"/><text:span text:style-name="T2">     </text:span><field:fieldmark-end/></text:p>
          </table:table-cell>
        </table:table-row>
        <table:table-row table:style-name="Table8.8">
          <table:table-cell table:style-name="Table8.A8" office:value-type="string">
            <text:p text:style-name="P31">10:30-12:30</text:p>
          </table:table-cell>
          <table:table-cell table:style-name="Table8.B8" office:value-type="string">
            <text:p text:style-name="P31">UML‘s erstellen</text:p>
          </table:table-cell>
          <table:table-cell table:style-name="Table8.C8" office:value-type="string">
            <text:p text:style-name="P33"/>
          </table:table-cell>
          <table:table-cell table:style-name="Table8.C8" office:value-type="string">
            <text:p text:style-name="P33">Seiten 2–5</text:p>
          </table:table-cell>
        </table:table-row>
        <table:table-row table:style-name="Table8.9">
          <table:table-cell table:style-name="Table8.C1" office:value-type="string">
            <text:p text:style-name="P41"><field:fieldmark-start text:name="__Fieldmark__4474_1363125330" field:type="vnd.oasis.opendocument.field.FORMTEXT"/><text:span text:style-name="T4">13:00-15:00</text:span><field:fieldmark-end/></text:p>
          </table:table-cell>
          <table:table-cell table:style-name="Table8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8.C7" office:value-type="string">
            <text:p text:style-name="P41"><field:fieldmark-start text:name="__Fieldmark__4487_1363125330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41"><field:fieldmark-start text:name="__Fieldmark__4495_1363125330" field:type="vnd.oasis.opendocument.field.FORMTEXT"/><text:span text:style-name="T2">     </text:span><field:fieldmark-end/></text:p>
          </table:table-cell>
        </table:table-row>
        <table:table-row table:style-name="Table8.10">
          <table:table-cell table:style-name="Table8.C1" office:value-type="string">
            <text:p text:style-name="P41"><field:fieldmark-start text:name="__Fieldmark__4503_1363125330" field:type="vnd.oasis.opendocument.field.FORMTEXT"/><text:span text:style-name="T4">15:30-17:30</text:span><field:fieldmark-end/></text:p>
          </table:table-cell>
          <table:table-cell table:style-name="Table8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8.C7" office:value-type="string">
            <text:p text:style-name="P41"><field:fieldmark-start text:name="__Fieldmark__4524_1363125330" field:type="vnd.oasis.opendocument.field.FORMTEXT"/><text:span text:style-name="T2">     </text:span><field:fieldmark-end/></text:p>
          </table:table-cell>
          <table:table-cell table:style-name="Table8.C7" office:value-type="string">
            <text:p text:style-name="P41"><field:fieldmark-start text:name="__Fieldmark__4532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columns-spanned="2" office:value-type="string">
            <text:p text:style-name="P2">ARBEITSPLAN / ARBEITSJOURNAL IPA</text:p>
          </table:table-cell>
          <table:covered-table-cell/>
          <table:table-cell table:style-name="Table9.C1" table:number-rows-spanned="2" table:number-columns-spanned="2" office:value-type="string">
            <text:p text:style-name="P19"><text:span text:style-name="T1">Nummer Kandidatin/Kandidat <text:tab/></text:span><field:fieldmark-start text:name="__Fieldmark__4547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1" table:number-columns-spanned="2" office:value-type="string">
            <text:p text:style-name="P21"><text:span text:style-name="T2">Name, Vorname<text:tab/></text:span><field:fieldmark-start text:name="__Fieldmark__4564_1363125330" field:type="vnd.oasis.opendocument.field.FORMTEXT"/><text:span text:style-name="T13">Habelt, William</text:span><field:fieldmark-end/></text:p>
          </table:table-cell>
          <table:covered-table-cell/>
          <table:table-cell table:style-name="Table9.A1" table:number-columns-spanned="2" office:value-type="string">
            <text:p text:style-name="P23"><text:span text:style-name="T2">IPA-verantwortliche Fachkraft<text:tab/></text:span><field:fieldmark-start text:name="__Fieldmark__4574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9.1">
          <table:table-cell table:style-name="Table9.A1" table:number-columns-spanned="2" office:value-type="string">
            <text:p text:style-name="P21"><text:span text:style-name="T2">Ort </text:span><text:span text:style-name="T10"><text:s/></text:span><field:fieldmark-start text:name="__Fieldmark__4586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4597_1363125330" field:type="vnd.oasis.opendocument.field.FORMTEXT"/><text:span text:style-name="T12">18</text:span><text:span text:style-name="T11">.05.2017</text:span><field:fieldmark-end/></text:p>
          </table:table-cell>
          <table:covered-table-cell/>
          <table:table-cell table:style-name="Table9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9.5">
          <table:table-cell table:style-name="Table9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9.6">
          <table:table-cell table:style-name="Table9.A1" office:value-type="string">
            <text:p text:style-name="P17">Zeitplanung</text:p>
          </table:table-cell>
          <table:table-cell table:style-name="Table9.B6" office:value-type="string">
            <text:p text:style-name="P17">Aufgaben</text:p>
          </table:table-cell>
          <table:table-cell table:style-name="Table9.C6" office:value-type="string">
            <text:p text:style-name="P17">Zeitlicher Ablauf</text:p>
          </table:table-cell>
          <table:table-cell table:style-name="Table9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9.7">
          <table:table-cell table:style-name="Table9.C1" office:value-type="string">
            <text:p text:style-name="P41"><field:fieldmark-start text:name="__Fieldmark__4629_1363125330" field:type="vnd.oasis.opendocument.field.FORMTEXT"/><text:span text:style-name="T3">08:</text:span><text:span text:style-name="T4">00-10:00</text:span><field:fieldmark-end/></text:p>
          </table:table-cell>
          <table:table-cell table:style-name="Table9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9.C7" office:value-type="string">
            <text:p text:style-name="P41"><field:fieldmark-start text:name="__Fieldmark__4654_1363125330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41"><field:fieldmark-start text:name="__Fieldmark__4662_1363125330" field:type="vnd.oasis.opendocument.field.FORMTEXT"/><text:span text:style-name="T2">     </text:span><field:fieldmark-end/></text:p>
          </table:table-cell>
        </table:table-row>
        <table:table-row table:style-name="Table9.8">
          <table:table-cell table:style-name="Table9.A8" office:value-type="string">
            <text:p text:style-name="P31">10:30-12:30</text:p>
          </table:table-cell>
          <table:table-cell table:style-name="Table9.B8" office:value-type="string">
            <text:p text:style-name="P31">UML‘s erstellen</text:p>
          </table:table-cell>
          <table:table-cell table:style-name="Table9.C8" office:value-type="string">
            <text:p text:style-name="P33"/>
          </table:table-cell>
          <table:table-cell table:style-name="Table9.C8" office:value-type="string">
            <text:p text:style-name="P33">Seiten 2–5</text:p>
          </table:table-cell>
        </table:table-row>
        <table:table-row table:style-name="Table9.9">
          <table:table-cell table:style-name="Table9.C1" office:value-type="string">
            <text:p text:style-name="P41"><field:fieldmark-start text:name="__Fieldmark__4682_1363125330" field:type="vnd.oasis.opendocument.field.FORMTEXT"/><text:span text:style-name="T4">13:00-15:00</text:span><field:fieldmark-end/></text:p>
          </table:table-cell>
          <table:table-cell table:style-name="Table9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9.C7" office:value-type="string">
            <text:p text:style-name="P41"><field:fieldmark-start text:name="__Fieldmark__4695_1363125330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41"><field:fieldmark-start text:name="__Fieldmark__4703_1363125330" field:type="vnd.oasis.opendocument.field.FORMTEXT"/><text:span text:style-name="T2">     </text:span><field:fieldmark-end/></text:p>
          </table:table-cell>
        </table:table-row>
        <table:table-row table:style-name="Table9.10">
          <table:table-cell table:style-name="Table9.C1" office:value-type="string">
            <text:p text:style-name="P41"><field:fieldmark-start text:name="__Fieldmark__4711_1363125330" field:type="vnd.oasis.opendocument.field.FORMTEXT"/><text:span text:style-name="T4">15:30-17:30</text:span><field:fieldmark-end/></text:p>
          </table:table-cell>
          <table:table-cell table:style-name="Table9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9.C7" office:value-type="string">
            <text:p text:style-name="P41"><field:fieldmark-start text:name="__Fieldmark__4732_1363125330" field:type="vnd.oasis.opendocument.field.FORMTEXT"/><text:span text:style-name="T2">     </text:span><field:fieldmark-end/></text:p>
          </table:table-cell>
          <table:table-cell table:style-name="Table9.C7" office:value-type="string">
            <text:p text:style-name="P41"><field:fieldmark-start text:name="__Fieldmark__4740_1363125330" field:type="vnd.oasis.opendocument.field.FORMTEXT"/><text:span text:style-name="T2">     </text:span><field:fieldmark-end/></text:p>
          </table:table-cell>
        </table:table-row>
      </table:table>
      <text:p text:style-name="P4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table:number-columns-spanned="2" office:value-type="string">
            <text:p text:style-name="P2">ARBEITSPLAN / ARBEITSJOURNAL IPA</text:p>
          </table:table-cell>
          <table:covered-table-cell/>
          <table:table-cell table:style-name="Table10.C1" table:number-rows-spanned="2" table:number-columns-spanned="2" office:value-type="string">
            <text:p text:style-name="P19"><text:span text:style-name="T1">Nummer Kandidatin/Kandidat <text:tab/></text:span><field:fieldmark-start text:name="__Fieldmark__4755_1363125330" field:type="vnd.oasis.opendocument.field.FORMTEXT"/><text:span text:style-name="T11">U_19044</text:span><field:fieldmark-end/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4">Planen der Arbeit<text:line-break/><text:span text:style-name="T21">Erarbeitung des Zeitplans</text:span></text:p>
            <text:p text:style-name="P6">Einrichtung der Arbeitsumgebung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2" office:value-type="string">
            <text:p text:style-name="P21"><text:span text:style-name="T2">Name, Vorname<text:tab/></text:span><field:fieldmark-start text:name="__Fieldmark__4772_1363125330" field:type="vnd.oasis.opendocument.field.FORMTEXT"/><text:span text:style-name="T13">Habelt, William</text:span><field:fieldmark-end/></text:p>
          </table:table-cell>
          <table:covered-table-cell/>
          <table:table-cell table:style-name="Table10.A1" table:number-columns-spanned="2" office:value-type="string">
            <text:p text:style-name="P23"><text:span text:style-name="T2">IPA-verantwortliche Fachkraft<text:tab/></text:span><field:fieldmark-start text:name="__Fieldmark__4782_1363125330" field:type="vnd.oasis.opendocument.field.FORMTEXT"/><text:span text:style-name="T2">     </text:span><field:fieldmark-end/></text:p>
          </table:table-cell>
          <table:covered-table-cell/>
        </table:table-row>
        <table:table-row table:style-name="Table10.1">
          <table:table-cell table:style-name="Table10.A1" table:number-columns-spanned="2" office:value-type="string">
            <text:p text:style-name="P21"><text:span text:style-name="T2">Ort </text:span><text:span text:style-name="T10"><text:s/></text:span><field:fieldmark-start text:name="__Fieldmark__4794_1363125330" field:type="vnd.oasis.opendocument.field.FORMTEXT"/><text:span text:style-name="T11">Sourcepole AG</text:span><field:fieldmark-end/><text:span text:style-name="T10"> <text:s text:c="25"/></text:span><text:span text:style-name="T2">Datum </text:span><field:fieldmark-start text:name="__Fieldmark__4805_1363125330" field:type="vnd.oasis.opendocument.field.FORMTEXT"/><text:span text:style-name="T12">19</text:span><text:span text:style-name="T11">.05.2017</text:span><field:fieldmark-end/></text:p>
          </table:table-cell>
          <table:covered-table-cell/>
          <table:table-cell table:style-name="Table10.A1" table:number-columns-spanned="2" office:value-type="string">
            <text:p text:style-name="P9">Unterschrift Kandidatin/Kandidat<text:tab/></text:p>
          </table:table-cell>
          <table:covered-table-cell/>
        </table:table-row>
        <table:table-row table:style-name="Table10.5">
          <table:table-cell table:style-name="Table10.A1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10.6">
          <table:table-cell table:style-name="Table10.A1" office:value-type="string">
            <text:p text:style-name="P17">Zeitplanung</text:p>
          </table:table-cell>
          <table:table-cell table:style-name="Table10.B6" office:value-type="string">
            <text:p text:style-name="P17">Aufgaben</text:p>
          </table:table-cell>
          <table:table-cell table:style-name="Table10.C6" office:value-type="string">
            <text:p text:style-name="P17">Zeitlicher Ablauf</text:p>
          </table:table-cell>
          <table:table-cell table:style-name="Table10.C6" office:value-type="string">
            <text:p text:style-name="P17">Bemerkungen</text:p>
            <text:p text:style-name="P13">inkl. Visum</text:p>
            <text:p text:style-name="P13">IPA-verantwortliche Fachkraft und Experte/In</text:p>
          </table:table-cell>
        </table:table-row>
        <table:table-row table:style-name="Table10.7">
          <table:table-cell table:style-name="Table10.C1" office:value-type="string">
            <text:p text:style-name="P41"><field:fieldmark-start text:name="__Fieldmark__4837_1363125330" field:type="vnd.oasis.opendocument.field.FORMTEXT"/><text:span text:style-name="T3">08:</text:span><text:span text:style-name="T4">00-10:00</text:span><field:fieldmark-end/></text:p>
          </table:table-cell>
          <table:table-cell table:style-name="Table10.B7" office:value-type="string">
            <text:p text:style-name="P41"><text:span text:style-name="T22"><text:line-break/></text:span><text:span text:style-name="T23">Planen der Arbeit</text:span></text:p>
            <text:p text:style-name="P41"><text:span text:style-name="T24">(Zeitplan erstellen, Notewendige Dokumente vorbereiten)</text:span><text:span text:style-name="T23"><text:line-break/><text:line-break/>Dauer gemäss Wegleitung:</text:span></text:p>
            <text:p text:style-name="P25">120 Minuten = 2 Stunden</text:p>
            <text:p text:style-name="P13"/>
          </table:table-cell>
          <table:table-cell table:style-name="Table10.C7" office:value-type="string">
            <text:p text:style-name="P41"><field:fieldmark-start text:name="__Fieldmark__4862_1363125330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41"><field:fieldmark-start text:name="__Fieldmark__4870_1363125330" field:type="vnd.oasis.opendocument.field.FORMTEXT"/><text:span text:style-name="T2">     </text:span><field:fieldmark-end/></text:p>
          </table:table-cell>
        </table:table-row>
        <table:table-row table:style-name="Table10.8">
          <table:table-cell table:style-name="Table10.A8" office:value-type="string">
            <text:p text:style-name="P31">10:30-12:30</text:p>
          </table:table-cell>
          <table:table-cell table:style-name="Table10.B8" office:value-type="string">
            <text:p text:style-name="P31">UML‘s erstellen</text:p>
          </table:table-cell>
          <table:table-cell table:style-name="Table10.C8" office:value-type="string">
            <text:p text:style-name="P33"/>
          </table:table-cell>
          <table:table-cell table:style-name="Table10.C8" office:value-type="string">
            <text:p text:style-name="P33">Seiten 2–5</text:p>
          </table:table-cell>
        </table:table-row>
        <table:table-row table:style-name="Table10.9">
          <table:table-cell table:style-name="Table10.C1" office:value-type="string">
            <text:p text:style-name="P41"><field:fieldmark-start text:name="__Fieldmark__4890_1363125330" field:type="vnd.oasis.opendocument.field.FORMTEXT"/><text:span text:style-name="T4">13:00-15:00</text:span><field:fieldmark-end/></text:p>
          </table:table-cell>
          <table:table-cell table:style-name="Table10.B7" office:value-type="string">
            <text:p text:style-name="P27">UML‘s und Relationship Diagramme sind fertig</text:p>
            <text:p text:style-name="P27">2 Interface Skizzen erstellen</text:p>
          </table:table-cell>
          <table:table-cell table:style-name="Table10.C7" office:value-type="string">
            <text:p text:style-name="P41"><field:fieldmark-start text:name="__Fieldmark__4903_1363125330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41"><field:fieldmark-start text:name="__Fieldmark__4911_1363125330" field:type="vnd.oasis.opendocument.field.FORMTEXT"/><text:span text:style-name="T2">     </text:span><field:fieldmark-end/></text:p>
          </table:table-cell>
        </table:table-row>
        <table:table-row table:style-name="Table10.10">
          <table:table-cell table:style-name="Table10.C1" office:value-type="string">
            <text:p text:style-name="P41"><field:fieldmark-start text:name="__Fieldmark__4919_1363125330" field:type="vnd.oasis.opendocument.field.FORMTEXT"/><text:span text:style-name="T4">15:30-17:30</text:span><field:fieldmark-end/></text:p>
          </table:table-cell>
          <table:table-cell table:style-name="Table10.B7" office:value-type="string">
            <text:p text:style-name="P41"><text:span text:style-name="T22"><text:line-break/></text:span><text:span text:style-name="T24">Zeitbuffer:</text:span></text:p>
            <text:p text:style-name="P27">(Was muss noch gemacht werden)</text:p>
            <text:p text:style-name="P27">Arbeit des Tages dokumentieren</text:p>
            <text:p text:style-name="P38"/>
          </table:table-cell>
          <table:table-cell table:style-name="Table10.C7" office:value-type="string">
            <text:p text:style-name="P41"><field:fieldmark-start text:name="__Fieldmark__4940_1363125330" field:type="vnd.oasis.opendocument.field.FORMTEXT"/><text:span text:style-name="T2">     </text:span><field:fieldmark-end/></text:p>
          </table:table-cell>
          <table:table-cell table:style-name="Table10.C7" office:value-type="string">
            <text:p text:style-name="P41"><field:fieldmark-start text:name="__Fieldmark__4948_1363125330" field:type="vnd.oasis.opendocument.field.FORMTEXT"/><text:span text:style-name="T2">     </text:span><field:fieldmark-end/>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11S</meta:editing-duration>
    <meta:editing-cycles>21</meta:editing-cycles>
    <meta:generator>LibreOffice/5.1.4.2$Linux_X86_64 LibreOffice_project/10m0$Build-2</meta:generator>
    <dc:date>2017-05-10T16:14:03.469413972</dc:date>
    <meta:document-statistic meta:table-count="10" meta:image-count="0" meta:object-count="0" meta:page-count="11" meta:paragraph-count="349" meta:word-count="1304" meta:character-count="9166" meta:non-whitespace-character-count="7843"/>
    <meta:user-defined meta:name="Info 1"/>
    <meta:user-defined meta:name="Info 2"/>
    <meta:user-defined meta:name="Info 3"/>
    <meta:user-defined meta:name="Info 4"/>
  </office:meta>
</office:document-meta>
</file>